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9.9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9cm"/>
    </style:style>
    <style:style style:name="co8" style:family="table-column">
      <style:table-column-properties fo:break-before="auto" style:column-width="3.027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3.979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7" style:family="table-cell" style:parent-style-name="Default" style:data-style-name="N49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37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/>
    </style:style>
    <style:style style:name="ce12" style:family="table-cell" style:parent-style-name="Default" style:data-style-name="N37">
      <style:table-cell-properties fo:border="0.74pt solid #000000"/>
    </style:style>
    <style:style style:name="ce15" style:family="table-cell" style:parent-style-name="Default" style:data-style-name="N0">
      <style:table-cell-properties fo:background-color="#dddddd" fo:border="0.74pt solid #000000"/>
    </style:style>
    <style:style style:name="ce16" style:family="table-cell" style:parent-style-name="Default" style:data-style-name="N104">
      <style:table-cell-properties fo:background-color="#dddddd" fo:border="0.74pt solid #000000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lista_motivos)" table:allow-empty-cell="true" table:display-list="unsorted" table:base-cell-address="'Resumen Estadistito 2'.D1">
          <table:error-message table:message-type="stop" table:display="true"/>
        </table:content-validation>
      </table:content-validations>
      <table:table table:name="Feriados" table:style-name="ta1">
        <table:table-column table:style-name="co1" table:default-cell-style-name="ce17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ía_semana</text:p>
          </table:table-cell>
          <table:table-cell table:number-columns-repeated="2" office:value-type="string" calcext:value-type="string">
            <text:p>mes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miércoles</text:p>
          </table:table-cell>
          <table:table-cell table:formula="of:=MONTH([.A2])" office:value-type="float" office:value="1" calcext:value-type="float">
            <text:p>1</text:p>
          </table:table-cell>
          <table:table-cell table:formula="of:=TEXT([.A2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string" calcext:value-type="string">
            <text:p>lunes</text:p>
          </table:table-cell>
          <table:table-cell table:formula="of:=MONTH([.A3])" office:value-type="float" office:value="3" calcext:value-type="float">
            <text:p>3</text:p>
          </table:table-cell>
          <table:table-cell table:formula="of:=TEXT([.A3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martes</text:p>
          </table:table-cell>
          <table:table-cell table:formula="of:=MONTH([.A4])" office:value-type="float" office:value="3" calcext:value-type="float">
            <text:p>3</text:p>
          </table:table-cell>
          <table:table-cell table:formula="of:=TEXT([.A4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string" calcext:value-type="string">
            <text:p>lunes</text:p>
          </table:table-cell>
          <table:table-cell table:formula="of:=MONTH([.A5])" office:value-type="float" office:value="3" calcext:value-type="float">
            <text:p>3</text:p>
          </table:table-cell>
          <table:table-cell table:formula="of:=TEXT([.A5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string" calcext:value-type="string">
            <text:p>miércoles</text:p>
          </table:table-cell>
          <table:table-cell table:formula="of:=MONTH([.A6])" office:value-type="float" office:value="4" calcext:value-type="float">
            <text:p>4</text:p>
          </table:table-cell>
          <table:table-cell table:formula="of:=TEXT([.A6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18" calcext:value-type="date">
            <text:p>2025-04-18</text:p>
          </table:table-cell>
          <table:table-cell office:value-type="string" calcext:value-type="string">
            <text:p>viernes</text:p>
          </table:table-cell>
          <table:table-cell table:formula="of:=MONTH([.A7])" office:value-type="float" office:value="4" calcext:value-type="float">
            <text:p>4</text:p>
          </table:table-cell>
          <table:table-cell table:formula="of:=TEXT([.A7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jueves</text:p>
          </table:table-cell>
          <table:table-cell table:formula="of:=MONTH([.A8])" office:value-type="float" office:value="5" calcext:value-type="float">
            <text:p>5</text:p>
          </table:table-cell>
          <table:table-cell table:formula="of:=TEXT([.A8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25" calcext:value-type="date">
            <text:p>2025-05-25</text:p>
          </table:table-cell>
          <table:table-cell office:value-type="string" calcext:value-type="string">
            <text:p>domingo</text:p>
          </table:table-cell>
          <table:table-cell table:formula="of:=MONTH([.A9])" office:value-type="float" office:value="5" calcext:value-type="float">
            <text:p>5</text:p>
          </table:table-cell>
          <table:table-cell table:formula="of:=TEXT([.A9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string" calcext:value-type="string">
            <text:p>lunes</text:p>
          </table:table-cell>
          <table:table-cell table:formula="of:=MONTH([.A10])" office:value-type="float" office:value="6" calcext:value-type="float">
            <text:p>6</text:p>
          </table:table-cell>
          <table:table-cell table:formula="of:=TEXT([.A10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06-20" calcext:value-type="date">
            <text:p>2025-06-20</text:p>
          </table:table-cell>
          <table:table-cell office:value-type="string" calcext:value-type="string">
            <text:p>viernes</text:p>
          </table:table-cell>
          <table:table-cell table:formula="of:=MONTH([.A11])" office:value-type="float" office:value="6" calcext:value-type="float">
            <text:p>6</text:p>
          </table:table-cell>
          <table:table-cell table:formula="of:=TEXT([.A11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7-09" calcext:value-type="date">
            <text:p>2025-07-09</text:p>
          </table:table-cell>
          <table:table-cell office:value-type="string" calcext:value-type="string">
            <text:p>miércoles</text:p>
          </table:table-cell>
          <table:table-cell table:formula="of:=MONTH([.A12])" office:value-type="float" office:value="7" calcext:value-type="float">
            <text:p>7</text:p>
          </table:table-cell>
          <table:table-cell table:formula="of:=TEXT([.A12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8-17" calcext:value-type="date">
            <text:p>2025-08-17</text:p>
          </table:table-cell>
          <table:table-cell office:value-type="string" calcext:value-type="string">
            <text:p>domingo</text:p>
          </table:table-cell>
          <table:table-cell table:formula="of:=MONTH([.A13])" office:value-type="float" office:value="8" calcext:value-type="float">
            <text:p>8</text:p>
          </table:table-cell>
          <table:table-cell table:formula="of:=TEXT([.A13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0-12" calcext:value-type="date">
            <text:p>2025-10-12</text:p>
          </table:table-cell>
          <table:table-cell office:value-type="string" calcext:value-type="string">
            <text:p>domingo</text:p>
          </table:table-cell>
          <table:table-cell table:formula="of:=MONTH([.A14])" office:value-type="float" office:value="10" calcext:value-type="float">
            <text:p>10</text:p>
          </table:table-cell>
          <table:table-cell table:formula="of:=TEXT([.A14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unes</text:p>
          </table:table-cell>
          <table:table-cell table:formula="of:=MONTH([.A15])" office:value-type="float" office:value="11" calcext:value-type="float">
            <text:p>11</text:p>
          </table:table-cell>
          <table:table-cell table:formula="of:=TEXT([.A15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string" calcext:value-type="string">
            <text:p>lunes</text:p>
          </table:table-cell>
          <table:table-cell table:formula="of:=MONTH([.A16])" office:value-type="float" office:value="12" calcext:value-type="float">
            <text:p>12</text:p>
          </table:table-cell>
          <table:table-cell table:formula="of:=TEXT([.A16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12-25" calcext:value-type="date">
            <text:p>2025-12-25</text:p>
          </table:table-cell>
          <table:table-cell office:value-type="string" calcext:value-type="string">
            <text:p>jueves</text:p>
          </table:table-cell>
          <table:table-cell table:formula="of:=MONTH([.A17])" office:value-type="float" office:value="12" calcext:value-type="float">
            <text:p>12</text:p>
          </table:table-cell>
          <table:table-cell table:formula="of:=TEXT([.A17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1-01" calcext:value-type="date">
            <text:p>2026-01-01</text:p>
          </table:table-cell>
          <table:table-cell office:value-type="string" calcext:value-type="string">
            <text:p>jueves</text:p>
          </table:table-cell>
          <table:table-cell table:formula="of:=MONTH([.A18])" office:value-type="float" office:value="1" calcext:value-type="float">
            <text:p>1</text:p>
          </table:table-cell>
          <table:table-cell table:formula="of:=TEXT([.A18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lunes</text:p>
          </table:table-cell>
          <table:table-cell table:formula="of:=MONTH([.A19])" office:value-type="float" office:value="2" calcext:value-type="float">
            <text:p>2</text:p>
          </table:table-cell>
          <table:table-cell table:formula="of:=TEXT([.A19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martes</text:p>
          </table:table-cell>
          <table:table-cell table:formula="of:=MONTH([.A20])" office:value-type="float" office:value="2" calcext:value-type="float">
            <text:p>2</text:p>
          </table:table-cell>
          <table:table-cell table:formula="of:=TEXT([.A20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3-24" calcext:value-type="date">
            <text:p>2026-03-24</text:p>
          </table:table-cell>
          <table:table-cell office:value-type="string" calcext:value-type="string">
            <text:p>martes</text:p>
          </table:table-cell>
          <table:table-cell table:formula="of:=MONTH([.A21])" office:value-type="float" office:value="3" calcext:value-type="float">
            <text:p>3</text:p>
          </table:table-cell>
          <table:table-cell table:formula="of:=TEXT([.A21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2" calcext:value-type="date">
            <text:p>2026-04-02</text:p>
          </table:table-cell>
          <table:table-cell office:value-type="string" calcext:value-type="string">
            <text:p>jueves</text:p>
          </table:table-cell>
          <table:table-cell table:formula="of:=MONTH([.A22])" office:value-type="float" office:value="4" calcext:value-type="float">
            <text:p>4</text:p>
          </table:table-cell>
          <table:table-cell table:formula="of:=TEXT([.A22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3" calcext:value-type="date">
            <text:p>2026-04-03</text:p>
          </table:table-cell>
          <table:table-cell office:value-type="string" calcext:value-type="string">
            <text:p>viernes</text:p>
          </table:table-cell>
          <table:table-cell table:formula="of:=MONTH([.A23])" office:value-type="float" office:value="4" calcext:value-type="float">
            <text:p>4</text:p>
          </table:table-cell>
          <table:table-cell table:formula="of:=TEXT([.A23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01" calcext:value-type="date">
            <text:p>2026-05-01</text:p>
          </table:table-cell>
          <table:table-cell office:value-type="string" calcext:value-type="string">
            <text:p>viernes</text:p>
          </table:table-cell>
          <table:table-cell table:formula="of:=MONTH([.A24])" office:value-type="float" office:value="5" calcext:value-type="float">
            <text:p>5</text:p>
          </table:table-cell>
          <table:table-cell table:formula="of:=TEXT([.A24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25" calcext:value-type="date">
            <text:p>2026-05-25</text:p>
          </table:table-cell>
          <table:table-cell office:value-type="string" calcext:value-type="string">
            <text:p>lunes</text:p>
          </table:table-cell>
          <table:table-cell table:formula="of:=MONTH([.A25])" office:value-type="float" office:value="5" calcext:value-type="float">
            <text:p>5</text:p>
          </table:table-cell>
          <table:table-cell table:formula="of:=TEXT([.A25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17" calcext:value-type="date">
            <text:p>2026-06-17</text:p>
          </table:table-cell>
          <table:table-cell office:value-type="string" calcext:value-type="string">
            <text:p>miércoles</text:p>
          </table:table-cell>
          <table:table-cell table:formula="of:=MONTH([.A26])" office:value-type="float" office:value="6" calcext:value-type="float">
            <text:p>6</text:p>
          </table:table-cell>
          <table:table-cell table:formula="of:=TEXT([.A26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20" calcext:value-type="date">
            <text:p>2026-06-20</text:p>
          </table:table-cell>
          <table:table-cell office:value-type="string" calcext:value-type="string">
            <text:p>sábado</text:p>
          </table:table-cell>
          <table:table-cell table:formula="of:=MONTH([.A27])" office:value-type="float" office:value="6" calcext:value-type="float">
            <text:p>6</text:p>
          </table:table-cell>
          <table:table-cell table:formula="of:=TEXT([.A27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7-09" calcext:value-type="date">
            <text:p>2026-07-09</text:p>
          </table:table-cell>
          <table:table-cell office:value-type="string" calcext:value-type="string">
            <text:p>jueves</text:p>
          </table:table-cell>
          <table:table-cell table:formula="of:=MONTH([.A28])" office:value-type="float" office:value="7" calcext:value-type="float">
            <text:p>7</text:p>
          </table:table-cell>
          <table:table-cell table:formula="of:=TEXT([.A28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8-17" calcext:value-type="date">
            <text:p>2026-08-17</text:p>
          </table:table-cell>
          <table:table-cell office:value-type="string" calcext:value-type="string">
            <text:p>lunes</text:p>
          </table:table-cell>
          <table:table-cell table:formula="of:=MONTH([.A29])" office:value-type="float" office:value="8" calcext:value-type="float">
            <text:p>8</text:p>
          </table:table-cell>
          <table:table-cell table:formula="of:=TEXT([.A29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0-12" calcext:value-type="date">
            <text:p>2026-10-12</text:p>
          </table:table-cell>
          <table:table-cell office:value-type="string" calcext:value-type="string">
            <text:p>lunes</text:p>
          </table:table-cell>
          <table:table-cell table:formula="of:=MONTH([.A30])" office:value-type="float" office:value="10" calcext:value-type="float">
            <text:p>10</text:p>
          </table:table-cell>
          <table:table-cell table:formula="of:=TEXT([.A30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1-23" calcext:value-type="date">
            <text:p>2026-11-23</text:p>
          </table:table-cell>
          <table:table-cell office:value-type="string" calcext:value-type="string">
            <text:p>lunes</text:p>
          </table:table-cell>
          <table:table-cell table:formula="of:=MONTH([.A31])" office:value-type="float" office:value="11" calcext:value-type="float">
            <text:p>11</text:p>
          </table:table-cell>
          <table:table-cell table:formula="of:=TEXT([.A31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2-08" calcext:value-type="date">
            <text:p>2026-12-08</text:p>
          </table:table-cell>
          <table:table-cell office:value-type="string" calcext:value-type="string">
            <text:p>martes</text:p>
          </table:table-cell>
          <table:table-cell table:formula="of:=MONTH([.A32])" office:value-type="float" office:value="12" calcext:value-type="float">
            <text:p>12</text:p>
          </table:table-cell>
          <table:table-cell table:formula="of:=TEXT([.A32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12-25" calcext:value-type="date">
            <text:p>2026-12-25</text:p>
          </table:table-cell>
          <table:table-cell office:value-type="string" calcext:value-type="string">
            <text:p>viernes</text:p>
          </table:table-cell>
          <table:table-cell table:formula="of:=MONTH([.A33])" office:value-type="float" office:value="12" calcext:value-type="float">
            <text:p>12</text:p>
          </table:table-cell>
          <table:table-cell table:formula="of:=TEXT([.A33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7-01-01" calcext:value-type="date">
            <text:p>2027-01-01</text:p>
          </table:table-cell>
          <table:table-cell office:value-type="string" calcext:value-type="string">
            <text:p>viernes</text:p>
          </table:table-cell>
          <table:table-cell table:formula="of:=MONTH([.A34])" office:value-type="float" office:value="1" calcext:value-type="float">
            <text:p>1</text:p>
          </table:table-cell>
          <table:table-cell table:formula="of:=TEXT([.A34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/>
        </table:table-row>
        <table:table-row table:style-name="ro1">
          <table:table-cell office:value-type="date" office:date-value="2027-02-08" calcext:value-type="date">
            <text:p>2027-02-08</text:p>
          </table:table-cell>
          <table:table-cell office:value-type="string" calcext:value-type="string">
            <text:p>lunes</text:p>
          </table:table-cell>
          <table:table-cell table:formula="of:=MONTH([.A35])" office:value-type="float" office:value="2" calcext:value-type="float">
            <text:p>2</text:p>
          </table:table-cell>
          <table:table-cell table:formula="of:=TEXT([.A35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2-09" calcext:value-type="date">
            <text:p>2027-02-09</text:p>
          </table:table-cell>
          <table:table-cell office:value-type="string" calcext:value-type="string">
            <text:p>martes</text:p>
          </table:table-cell>
          <table:table-cell table:formula="of:=MONTH([.A36])" office:value-type="float" office:value="2" calcext:value-type="float">
            <text:p>2</text:p>
          </table:table-cell>
          <table:table-cell table:formula="of:=TEXT([.A36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3-24" calcext:value-type="date">
            <text:p>2027-03-24</text:p>
          </table:table-cell>
          <table:table-cell office:value-type="string" calcext:value-type="string">
            <text:p>miércoles</text:p>
          </table:table-cell>
          <table:table-cell table:formula="of:=MONTH([.A37])" office:value-type="float" office:value="3" calcext:value-type="float">
            <text:p>3</text:p>
          </table:table-cell>
          <table:table-cell table:formula="of:=TEXT([.A37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/>
        </table:table-row>
        <table:table-row table:style-name="ro1">
          <table:table-cell office:value-type="date" office:date-value="2027-03-26" calcext:value-type="date">
            <text:p>2027-03-26</text:p>
          </table:table-cell>
          <table:table-cell office:value-type="string" calcext:value-type="string">
            <text:p>viernes</text:p>
          </table:table-cell>
          <table:table-cell table:formula="of:=MONTH([.A38])" office:value-type="float" office:value="3" calcext:value-type="float">
            <text:p>3</text:p>
          </table:table-cell>
          <table:table-cell table:formula="of:=TEXT([.A38];&quot;mmmm&quot;)" office:value-type="string" office:string-value="marzo" calcext:value-type="string">
            <text:p>marzo</text:p>
          </table:table-cell>
          <table:table-cell office:value-type="string" calcext:value-type="string">
            <text:p>Viernes Santo</text:p>
          </table:table-cell>
          <table:table-cell/>
        </table:table-row>
        <table:table-row table:style-name="ro1">
          <table:table-cell office:value-type="date" office:date-value="2027-04-02" calcext:value-type="date">
            <text:p>2027-04-02</text:p>
          </table:table-cell>
          <table:table-cell office:value-type="string" calcext:value-type="string">
            <text:p>viernes</text:p>
          </table:table-cell>
          <table:table-cell table:formula="of:=MONTH([.A39])" office:value-type="float" office:value="4" calcext:value-type="float">
            <text:p>4</text:p>
          </table:table-cell>
          <table:table-cell table:formula="of:=TEXT([.A39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/>
        </table:table-row>
        <table:table-row table:style-name="ro1">
          <table:table-cell office:value-type="date" office:date-value="2027-05-01" calcext:value-type="date">
            <text:p>2027-05-01</text:p>
          </table:table-cell>
          <table:table-cell office:value-type="string" calcext:value-type="string">
            <text:p>sábado</text:p>
          </table:table-cell>
          <table:table-cell table:formula="of:=MONTH([.A40])" office:value-type="float" office:value="5" calcext:value-type="float">
            <text:p>5</text:p>
          </table:table-cell>
          <table:table-cell table:formula="of:=TEXT([.A40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/>
        </table:table-row>
        <table:table-row table:style-name="ro1">
          <table:table-cell office:value-type="date" office:date-value="2027-05-25" calcext:value-type="date">
            <text:p>2027-05-25</text:p>
          </table:table-cell>
          <table:table-cell office:value-type="string" calcext:value-type="string">
            <text:p>martes</text:p>
          </table:table-cell>
          <table:table-cell table:formula="of:=MONTH([.A41])" office:value-type="float" office:value="5" calcext:value-type="float">
            <text:p>5</text:p>
          </table:table-cell>
          <table:table-cell table:formula="of:=TEXT([.A41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/>
        </table:table-row>
        <table:table-row table:style-name="ro1">
          <table:table-cell office:value-type="date" office:date-value="2027-06-21" calcext:value-type="date">
            <text:p>2027-06-21</text:p>
          </table:table-cell>
          <table:table-cell office:value-type="string" calcext:value-type="string">
            <text:p>lunes</text:p>
          </table:table-cell>
          <table:table-cell table:formula="of:=MONTH([.A42])" office:value-type="float" office:value="6" calcext:value-type="float">
            <text:p>6</text:p>
          </table:table-cell>
          <table:table-cell table:formula="of:=TEXT([.A42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Güemes (trasladado)</text:p>
          </table:table-cell>
          <table:table-cell/>
        </table:table-row>
        <table:table-row table:style-name="ro1">
          <table:table-cell office:value-type="date" office:date-value="2027-06-20" calcext:value-type="date">
            <text:p>2027-06-20</text:p>
          </table:table-cell>
          <table:table-cell office:value-type="string" calcext:value-type="string">
            <text:p>domingo</text:p>
          </table:table-cell>
          <table:table-cell table:formula="of:=MONTH([.A43])" office:value-type="float" office:value="6" calcext:value-type="float">
            <text:p>6</text:p>
          </table:table-cell>
          <table:table-cell table:formula="of:=TEXT([.A43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Belgrano</text:p>
          </table:table-cell>
          <table:table-cell/>
        </table:table-row>
        <table:table-row table:style-name="ro1">
          <table:table-cell office:value-type="date" office:date-value="2027-07-09" calcext:value-type="date">
            <text:p>2027-07-09</text:p>
          </table:table-cell>
          <table:table-cell office:value-type="string" calcext:value-type="string">
            <text:p>viernes</text:p>
          </table:table-cell>
          <table:table-cell table:formula="of:=MONTH([.A44])" office:value-type="float" office:value="7" calcext:value-type="float">
            <text:p>7</text:p>
          </table:table-cell>
          <table:table-cell table:formula="of:=TEXT([.A44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/>
        </table:table-row>
        <table:table-row table:style-name="ro1">
          <table:table-cell office:value-type="date" office:date-value="2027-08-16" calcext:value-type="date">
            <text:p>2027-08-16</text:p>
          </table:table-cell>
          <table:table-cell office:value-type="string" calcext:value-type="string">
            <text:p>lunes</text:p>
          </table:table-cell>
          <table:table-cell table:formula="of:=MONTH([.A45])" office:value-type="float" office:value="8" calcext:value-type="float">
            <text:p>8</text:p>
          </table:table-cell>
          <table:table-cell table:formula="of:=TEXT([.A45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 San Martín (trasladado)</text:p>
          </table:table-cell>
          <table:table-cell/>
        </table:table-row>
        <table:table-row table:style-name="ro1">
          <table:table-cell office:value-type="date" office:date-value="2027-10-11" calcext:value-type="date">
            <text:p>2027-10-11</text:p>
          </table:table-cell>
          <table:table-cell office:value-type="string" calcext:value-type="string">
            <text:p>lunes</text:p>
          </table:table-cell>
          <table:table-cell table:formula="of:=MONTH([.A46])" office:value-type="float" office:value="10" calcext:value-type="float">
            <text:p>10</text:p>
          </table:table-cell>
          <table:table-cell table:formula="of:=TEXT([.A46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 la Diversidad Cultural (trasladado)</text:p>
          </table:table-cell>
          <table:table-cell/>
        </table:table-row>
        <table:table-row table:style-name="ro1">
          <table:table-cell office:value-type="date" office:date-value="2027-11-22" calcext:value-type="date">
            <text:p>2027-11-22</text:p>
          </table:table-cell>
          <table:table-cell office:value-type="string" calcext:value-type="string">
            <text:p>lunes</text:p>
          </table:table-cell>
          <table:table-cell table:formula="of:=MONTH([.A47])" office:value-type="float" office:value="11" calcext:value-type="float">
            <text:p>11</text:p>
          </table:table-cell>
          <table:table-cell table:formula="of:=TEXT([.A47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/>
        </table:table-row>
        <table:table-row table:style-name="ro1">
          <table:table-cell office:value-type="date" office:date-value="2027-12-08" calcext:value-type="date">
            <text:p>2027-12-08</text:p>
          </table:table-cell>
          <table:table-cell office:value-type="string" calcext:value-type="string">
            <text:p>miércoles</text:p>
          </table:table-cell>
          <table:table-cell table:formula="of:=MONTH([.A48])" office:value-type="float" office:value="12" calcext:value-type="float">
            <text:p>12</text:p>
          </table:table-cell>
          <table:table-cell table:formula="of:=TEXT([.A48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/>
        </table:table-row>
        <table:table-row table:style-name="ro1">
          <table:table-cell office:value-type="date" office:date-value="2027-12-25" calcext:value-type="date">
            <text:p>2027-12-25</text:p>
          </table:table-cell>
          <table:table-cell office:value-type="string" calcext:value-type="string">
            <text:p>sábado</text:p>
          </table:table-cell>
          <table:table-cell table:formula="of:=MONTH([.A49])" office:value-type="float" office:value="12" calcext:value-type="float">
            <text:p>12</text:p>
          </table:table-cell>
          <table:table-cell table:formula="of:=TEXT([.A49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/>
        </table:table-row>
      </table:table>
      <table:table table:name="Gestión de Proyecto 1" table:style-name="ta1">
        <table:table-column table:style-name="co7" table:default-cell-style-name="Default"/>
        <table:table-column table:style-name="co6" table:number-columns-repeated="6" table:default-cell-style-name="Default"/>
        <table:table-row table:style-name="ro2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cha de Inicio:</text:p>
          </table:table-cell>
          <table:table-cell table:style-name="ce13"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de Final;</text:p>
          </table:table-cell>
          <table:table-cell table:style-name="ce13" office:value-type="date" office:date-value="2026-10-01" calcext:value-type="date">
            <text:p>01/10/2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[.B4]-[.B3]" office:value-type="float" office:value="183" calcext:value-type="float">
            <text:p>183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)" office:value-type="float" office:value="132" calcext:value-type="float">
            <text:p>132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;lista_feriados)" office:value-type="float" office:value="125" calcext:value-type="float">
            <text:p>125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Gestión de proyectos 2" table:style-name="ta1">
        <table:table-column table:style-name="co8" table:default-cell-style-name="Default"/>
        <table:table-column table:style-name="co6" table:default-cell-style-name="ce13"/>
        <table:table-column table:style-name="co6" table:number-columns-repeated="5" table:default-cell-style-name="Default"/>
        <table:table-row table:style-name="ro2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Inicio:</text:p>
          </table:table-cell>
          <table:table-cell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idad de días: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[.B3]+[.B4]" office:value-type="date" office:date-value="2026-07-10" calcext:value-type="date">
            <text:p>10/07/26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)" office:value-type="date" office:date-value="2026-08-19" calcext:value-type="date">
            <text:p>19/08/26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;fechas)" office:value-type="date" office:date-value="2026-08-28" calcext:value-type="date">
            <text:p>28/08/26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Estadistic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ntidad de fechas cargadas:</text:p>
          </table:table-cell>
          <table:table-cell/>
          <table:table-cell table:style-name="ce20" table:formula="of:=COUNTA(fechas)" office:value-type="float" office:value="48" calcext:value-type="float">
            <text:p>4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ía de semana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table:formula="of:=COUNTIF(dia_semana;[.A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table:formula="of:=COUNTIF(dia_semana;[.A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table:formula="of:=COUNTIF(dia_semana;[.A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table:formula="of:=COUNTIF(dia_semana;[.A1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table:formula="of:=COUNTIF(dia_semana;[.A1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table:formula="of:=COUNTIF(dia_semana;[.A1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formula="of:=COUNTIF(dia_semana;[.A1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tidad:</text:p>
          </table:table-cell>
          <table:table-cell table:formula="of:=SUM([.B7:.B13])" office:value-type="float" office:value="48" calcext:value-type="float">
            <text:p>4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enero</text:p>
          </table:table-cell>
          <table:table-cell table:formula="of:=COUNTIF(meses;[.A18])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COUNTIF(meses;[.A19])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COUNTIF(meses;[.A20])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COUNTIF(meses;[.A21])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COUNTIF(meses;[.A22]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formula="of:=COUNTIF(meses;[.A23])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formula="of:=COUNTIF(meses;[.A24])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formula="of:=COUNTIF(meses;[.A25])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formula="of:=COUNTIF(meses;[.A26])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formula="of:=COUNTIF(meses;[.A27])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formula="of:=COUNTIF(meses;[.A28])" office:value-type="float" office:value="3" calcext:value-type="float">
            <text:p>3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formula="of:=COUNTIF(meses;[.A29])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18:.B29])" office:value-type="float" office:value="48" calcext:value-type="float">
            <text:p>48</text:p>
          </table:table-cell>
          <table:table-cell/>
        </table:table-row>
      </table:table>
      <table:table table:name="Gasto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impor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2];[.B2];[.C2])" office:value-type="string" office:string-value="eneroS3luz" calcext:value-type="string">
            <text:p>eneroS3luz</text:p>
          </table:table-cell>
          <table:table-cell office:value-type="float" office:value="35600" calcext:value-type="float">
            <text:p>3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3];[.B3];[.C3])" office:value-type="string" office:string-value="eneroS1agua" calcext:value-type="string">
            <text:p>eneroS1agua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table:formula="of:=CONCATENATE([.A4];[.B4];[.C4])" office:value-type="string" office:string-value="eneroS5gas" calcext:value-type="string">
            <text:p>eneroS5gas</text:p>
          </table:table-cell>
          <table:table-cell office:value-type="float" office:value="18400" calcext:value-type="float">
            <text:p>18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ternet</text:p>
          </table:table-cell>
          <table:table-cell table:formula="of:=CONCATENATE([.A5];[.B5];[.C5])" office:value-type="string" office:string-value="eneroS2internet" calcext:value-type="string">
            <text:p>eneroS2internet</text:p>
          </table:table-cell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table:formula="of:=CONCATENATE([.A6];[.B6];[.C6])" office:value-type="string" office:string-value="eneroS4supermercado" calcext:value-type="string">
            <text:p>eneroS4supermercado</text:p>
          </table:table-cell>
          <table:table-cell office:value-type="float" office:value="45200" calcext:value-type="float">
            <text:p>45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table:formula="of:=CONCATENATE([.A7];[.B7];[.C7])" office:value-type="string" office:string-value="eneroS1transporte" calcext:value-type="string">
            <text:p>eneroS1transporte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8];[.B8];[.C8])" office:value-type="string" office:string-value="eneroS3alquiler" calcext:value-type="string">
            <text:p>eneroS3alquile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9];[.B9];[.C9])" office:value-type="string" office:string-value="febreroS2luz" calcext:value-type="string">
            <text:p>febreroS2luz</text:p>
          </table:table-cell>
          <table:table-cell office:value-type="float" office:value="40200" calcext:value-type="float">
            <text:p>4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0];[.B10];[.C10])" office:value-type="string" office:string-value="febreroS5agua" calcext:value-type="string">
            <text:p>febreroS5agua</text:p>
          </table:table-cell>
          <table:table-cell office:value-type="float" office:value="13200" calcext:value-type="float">
            <text:p>13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s</text:p>
          </table:table-cell>
          <table:table-cell table:formula="of:=CONCATENATE([.A11];[.B11];[.C11])" office:value-type="string" office:string-value="febreroS1gas" calcext:value-type="string">
            <text:p>febreroS1gas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12];[.B12];[.C12])" office:value-type="string" office:string-value="febreroS4internet" calcext:value-type="string">
            <text:p>febreroS4internet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table:formula="of:=CONCATENATE([.A13];[.B13];[.C13])" office:value-type="string" office:string-value="febreroS3supermercado" calcext:value-type="string">
            <text:p>febreroS3supermercado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table:formula="of:=CONCATENATE([.A14];[.B14];[.C14])" office:value-type="string" office:string-value="febreroS2transporte" calcext:value-type="string">
            <text:p>febreroS2transporte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table:formula="of:=CONCATENATE([.A15];[.B15];[.C15])" office:value-type="string" office:string-value="febreroS5alquiler" calcext:value-type="string">
            <text:p>febreroS5alquile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16];[.B16];[.C16])" office:value-type="string" office:string-value="marzoS1luz" calcext:value-type="string">
            <text:p>marzoS1luz</text:p>
          </table:table-cell>
          <table:table-cell office:value-type="float" office:value="38900" calcext:value-type="float">
            <text:p>38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7];[.B17];[.C17])" office:value-type="string" office:string-value="marzoS4agua" calcext:value-type="string">
            <text:p>marzoS4agua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table:formula="of:=CONCATENATE([.A18];[.B18];[.C18])" office:value-type="string" office:string-value="marzoS2gas" calcext:value-type="string">
            <text:p>marzoS2gas</text:p>
          </table:table-cell>
          <table:table-cell office:value-type="float" office:value="19500" calcext:value-type="float">
            <text:p>1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table:formula="of:=CONCATENATE([.A19];[.B19];[.C19])" office:value-type="string" office:string-value="marzoS5internet" calcext:value-type="string">
            <text:p>marzoS5internet</text:p>
          </table:table-cell>
          <table:table-cell office:value-type="float" office:value="10200" calcext:value-type="float">
            <text:p>1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table:formula="of:=CONCATENATE([.A20];[.B20];[.C20])" office:value-type="string" office:string-value="marzoS3supermercado" calcext:value-type="string">
            <text:p>marzoS3supermercado</text:p>
          </table:table-cell>
          <table:table-cell office:value-type="float" office:value="51000" calcext:value-type="float">
            <text:p>5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table:formula="of:=CONCATENATE([.A21];[.B21];[.C21])" office:value-type="string" office:string-value="marzoS1transporte" calcext:value-type="string">
            <text:p>marzoS1transporte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lquiler</text:p>
          </table:table-cell>
          <table:table-cell table:formula="of:=CONCATENATE([.A22];[.B22];[.C22])" office:value-type="string" office:string-value="marzoS4alquiler" calcext:value-type="string">
            <text:p>marzoS4alquiler</text:p>
          </table:table-cell>
          <table:table-cell office:value-type="float" office:value="185000" calcext:value-type="float">
            <text:p>18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23];[.B23];[.C23])" office:value-type="string" office:string-value="abrilS2luz" calcext:value-type="string">
            <text:p>abrilS2luz</text:p>
          </table:table-cell>
          <table:table-cell office:value-type="float" office:value="41000" calcext:value-type="float">
            <text:p>4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24];[.B24];[.C24])" office:value-type="string" office:string-value="abrilS3agua" calcext:value-type="string">
            <text:p>abrilS3agua</text:p>
          </table:table-cell>
          <table:table-cell office:value-type="float" office:value="13800" calcext:value-type="float">
            <text:p>13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table:formula="of:=CONCATENATE([.A25];[.B25];[.C25])" office:value-type="string" office:string-value="abrilS5gas" calcext:value-type="string">
            <text:p>abrilS5gas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ternet</text:p>
          </table:table-cell>
          <table:table-cell table:formula="of:=CONCATENATE([.A26];[.B26];[.C26])" office:value-type="string" office:string-value="abrilS1internet" calcext:value-type="string">
            <text:p>abrilS1internet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table:formula="of:=CONCATENATE([.A27];[.B27];[.C27])" office:value-type="string" office:string-value="abrilS4supermercado" calcext:value-type="string">
            <text:p>abrilS4supermercado</text:p>
          </table:table-cell>
          <table:table-cell office:value-type="float" office:value="53000" calcext:value-type="float">
            <text:p>5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table:formula="of:=CONCATENATE([.A28];[.B28];[.C28])" office:value-type="string" office:string-value="abrilS2transporte" calcext:value-type="string">
            <text:p>abrilS2transporte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29];[.B29];[.C29])" office:value-type="string" office:string-value="abrilS3alquiler" calcext:value-type="string">
            <text:p>abrilS3alquiler</text:p>
          </table:table-cell>
          <table:table-cell office:value-type="float" office:value="185000" calcext:value-type="float">
            <text:p>18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30];[.B30];[.C30])" office:value-type="string" office:string-value="mayoS5luz" calcext:value-type="string">
            <text:p>mayoS5luz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31];[.B31];[.C31])" office:value-type="string" office:string-value="mayoS1agua" calcext:value-type="string">
            <text:p>mayoS1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s</text:p>
          </table:table-cell>
          <table:table-cell table:formula="of:=CONCATENATE([.A32];[.B32];[.C32])" office:value-type="string" office:string-value="mayoS3gas" calcext:value-type="string">
            <text:p>mayoS3gas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33];[.B33];[.C33])" office:value-type="string" office:string-value="mayoS4internet" calcext:value-type="string">
            <text:p>mayoS4internet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permercado</text:p>
          </table:table-cell>
          <table:table-cell table:formula="of:=CONCATENATE([.A34];[.B34];[.C34])" office:value-type="string" office:string-value="mayoS2supermercado" calcext:value-type="string">
            <text:p>mayoS2supermercado</text:p>
          </table:table-cell>
          <table:table-cell office:value-type="float" office:value="55000" calcext:value-type="float">
            <text:p>5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ransporte</text:p>
          </table:table-cell>
          <table:table-cell table:formula="of:=CONCATENATE([.A35];[.B35];[.C35])" office:value-type="string" office:string-value="mayoS5transporte" calcext:value-type="string">
            <text:p>mayoS5transporte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lquiler</text:p>
          </table:table-cell>
          <table:table-cell table:formula="of:=CONCATENATE([.A36];[.B36];[.C36])" office:value-type="string" office:string-value="mayoS1alquiler" calcext:value-type="string">
            <text:p>mayoS1alquiler</text:p>
          </table:table-cell>
          <table:table-cell office:value-type="float" office:value="190000" calcext:value-type="float">
            <text:p>19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37];[.B37];[.C37])" office:value-type="string" office:string-value="junioS3luz" calcext:value-type="string">
            <text:p>junioS3luz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38];[.B38];[.C38])" office:value-type="string" office:string-value="junioS2agua" calcext:value-type="string">
            <text:p>junioS2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as</text:p>
          </table:table-cell>
          <table:table-cell table:formula="of:=CONCATENATE([.A39];[.B39];[.C39])" office:value-type="string" office:string-value="junioS4gas" calcext:value-type="string">
            <text:p>junioS4gas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table:formula="of:=CONCATENATE([.A40];[.B40];[.C40])" office:value-type="string" office:string-value="junioS5internet" calcext:value-type="string">
            <text:p>junioS5internet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table:formula="of:=CONCATENATE([.A41];[.B41];[.C41])" office:value-type="string" office:string-value="junioS1supermercado" calcext:value-type="string">
            <text:p>junioS1supermercado</text:p>
          </table:table-cell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ansporte</text:p>
          </table:table-cell>
          <table:table-cell table:formula="of:=CONCATENATE([.A42];[.B42];[.C42])" office:value-type="string" office:string-value="junioS3transporte" calcext:value-type="string">
            <text:p>junioS3transporte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 table:formula="of:=CONCATENATE([.A43];[.B43];[.C43])" office:value-type="string" office:string-value="junioS2alquiler" calcext:value-type="string">
            <text:p>junioS2alquiler</text:p>
          </table:table-cell>
          <table:table-cell office:value-type="float" office:value="190000" calcext:value-type="float">
            <text:p>19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44];[.B44];[.C44])" office:value-type="string" office:string-value="julioS4luz" calcext:value-type="string">
            <text:p>julioS4luz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45];[.B45];[.C45])" office:value-type="string" office:string-value="julioS5agua" calcext:value-type="string">
            <text:p>julioS5agua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table:formula="of:=CONCATENATE([.A46];[.B46];[.C46])" office:value-type="string" office:string-value="julioS2gas" calcext:value-type="string">
            <text:p>julioS2gas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internet</text:p>
          </table:table-cell>
          <table:table-cell table:formula="of:=CONCATENATE([.A47];[.B47];[.C47])" office:value-type="string" office:string-value="julioS3internet" calcext:value-type="string">
            <text:p>julioS3internet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table:formula="of:=CONCATENATE([.A48];[.B48];[.C48])" office:value-type="string" office:string-value="julioS1supermercado" calcext:value-type="string">
            <text:p>julioS1supermercado</text:p>
          </table:table-cell>
          <table:table-cell office:value-type="float" office:value="62000" calcext:value-type="float">
            <text:p>6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ransporte</text:p>
          </table:table-cell>
          <table:table-cell table:formula="of:=CONCATENATE([.A49];[.B49];[.C49])" office:value-type="string" office:string-value="julioS4transporte" calcext:value-type="string">
            <text:p>julioS4transporte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table:formula="of:=CONCATENATE([.A50];[.B50];[.C50])" office:value-type="string" office:string-value="julioS5alquiler" calcext:value-type="string">
            <text:p>julioS5alquiler</text:p>
          </table:table-cell>
          <table:table-cell office:value-type="float" office:value="195000" calcext:value-type="float">
            <text:p>19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51];[.B51];[.C51])" office:value-type="string" office:string-value="agostoS1luz" calcext:value-type="string">
            <text:p>agostoS1luz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52];[.B52];[.C52])" office:value-type="string" office:string-value="agostoS3agua" calcext:value-type="string">
            <text:p>agostoS3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s</text:p>
          </table:table-cell>
          <table:table-cell table:formula="of:=CONCATENATE([.A53];[.B53];[.C53])" office:value-type="string" office:string-value="agostoS2gas" calcext:value-type="string">
            <text:p>agostoS2gas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54];[.B54];[.C54])" office:value-type="string" office:string-value="agostoS4internet" calcext:value-type="string">
            <text:p>agostoS4internet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upermercado</text:p>
          </table:table-cell>
          <table:table-cell table:formula="of:=CONCATENATE([.A55];[.B55];[.C55])" office:value-type="string" office:string-value="agostoS5supermercado" calcext:value-type="string">
            <text:p>agostoS5supermercado</text:p>
          </table:table-cell>
          <table:table-cell office:value-type="float" office:value="61000" calcext:value-type="float">
            <text:p>6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ransporte</text:p>
          </table:table-cell>
          <table:table-cell table:formula="of:=CONCATENATE([.A56];[.B56];[.C56])" office:value-type="string" office:string-value="agostoS1transporte" calcext:value-type="string">
            <text:p>agostoS1transporte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57];[.B57];[.C57])" office:value-type="string" office:string-value="agostoS3alquiler" calcext:value-type="string">
            <text:p>agostoS3alquiler</text:p>
          </table:table-cell>
          <table:table-cell office:value-type="float" office:value="195000" calcext:value-type="float">
            <text:p>19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58];[.B58];[.C58])" office:value-type="string" office:string-value="septiembreS2luz" calcext:value-type="string">
            <text:p>septiembreS2luz</text:p>
          </table:table-cell>
          <table:table-cell office:value-type="float" office:value="44000" calcext:value-type="float">
            <text:p>4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59];[.B59];[.C59])" office:value-type="string" office:string-value="septiembreS5agua" calcext:value-type="string">
            <text:p>septiembreS5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as</text:p>
          </table:table-cell>
          <table:table-cell table:formula="of:=CONCATENATE([.A60];[.B60];[.C60])" office:value-type="string" office:string-value="septiembreS4gas" calcext:value-type="string">
            <text:p>septiembreS4gas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ternet</text:p>
          </table:table-cell>
          <table:table-cell table:formula="of:=CONCATENATE([.A61];[.B61];[.C61])" office:value-type="string" office:string-value="septiembreS1internet" calcext:value-type="string">
            <text:p>septiembreS1internet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permercado</text:p>
          </table:table-cell>
          <table:table-cell table:formula="of:=CONCATENATE([.A62];[.B62];[.C62])" office:value-type="string" office:string-value="septiembreS3supermercado" calcext:value-type="string">
            <text:p>septiembreS3supermercado</text:p>
          </table:table-cell>
          <table:table-cell office:value-type="float" office:value="59000" calcext:value-type="float">
            <text:p>5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ransporte</text:p>
          </table:table-cell>
          <table:table-cell table:formula="of:=CONCATENATE([.A63];[.B63];[.C63])" office:value-type="string" office:string-value="septiembreS2transporte" calcext:value-type="string">
            <text:p>septiembreS2transporte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lquiler</text:p>
          </table:table-cell>
          <table:table-cell table:formula="of:=CONCATENATE([.A64];[.B64];[.C64])" office:value-type="string" office:string-value="septiembreS5alquiler" calcext:value-type="string">
            <text:p>septiembreS5alquile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65];[.B65];[.C65])" office:value-type="string" office:string-value="octubreS3luz" calcext:value-type="string">
            <text:p>octubreS3luz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66];[.B66];[.C66])" office:value-type="string" office:string-value="octubreS1agua" calcext:value-type="string">
            <text:p>octubreS1agua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as</text:p>
          </table:table-cell>
          <table:table-cell table:formula="of:=CONCATENATE([.A67];[.B67];[.C67])" office:value-type="string" office:string-value="octubreS5gas" calcext:value-type="string">
            <text:p>octubreS5gas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ternet</text:p>
          </table:table-cell>
          <table:table-cell table:formula="of:=CONCATENATE([.A68];[.B68];[.C68])" office:value-type="string" office:string-value="octubreS2internet" calcext:value-type="string">
            <text:p>octubreS2internet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upermercado</text:p>
          </table:table-cell>
          <table:table-cell table:formula="of:=CONCATENATE([.A69];[.B69];[.C69])" office:value-type="string" office:string-value="octubreS4supermercado" calcext:value-type="string">
            <text:p>octubreS4supermercado</text:p>
          </table:table-cell>
          <table:table-cell office:value-type="float" office:value="58000" calcext:value-type="float">
            <text:p>5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ansporte</text:p>
          </table:table-cell>
          <table:table-cell table:formula="of:=CONCATENATE([.A70];[.B70];[.C70])" office:value-type="string" office:string-value="octubreS3transporte" calcext:value-type="string">
            <text:p>octubreS3transporte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lquiler</text:p>
          </table:table-cell>
          <table:table-cell table:formula="of:=CONCATENATE([.A71];[.B71];[.C71])" office:value-type="string" office:string-value="octubreS1alquiler" calcext:value-type="string">
            <text:p>octubreS1alquile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72];[.B72];[.C72])" office:value-type="string" office:string-value="noviembreS4luz" calcext:value-type="string">
            <text:p>noviembreS4luz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73];[.B73];[.C73])" office:value-type="string" office:string-value="noviembreS2agua" calcext:value-type="string">
            <text:p>noviembreS2agua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s</text:p>
          </table:table-cell>
          <table:table-cell table:formula="of:=CONCATENATE([.A74];[.B74];[.C74])" office:value-type="string" office:string-value="noviembreS3gas" calcext:value-type="string">
            <text:p>noviembreS3gas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internet</text:p>
          </table:table-cell>
          <table:table-cell table:formula="of:=CONCATENATE([.A75];[.B75];[.C75])" office:value-type="string" office:string-value="noviembreS5internet" calcext:value-type="string">
            <text:p>noviembreS5internet</text:p>
          </table:table-cell>
          <table:table-cell office:value-type="float" office:value="10800" calcext:value-type="float">
            <text:p>10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permercado</text:p>
          </table:table-cell>
          <table:table-cell table:formula="of:=CONCATENATE([.A76];[.B76];[.C76])" office:value-type="string" office:string-value="noviembreS1supermercado" calcext:value-type="string">
            <text:p>noviembreS1supermercado</text:p>
          </table:table-cell>
          <table:table-cell office:value-type="float" office:value="57000" calcext:value-type="float">
            <text:p>5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ransporte</text:p>
          </table:table-cell>
          <table:table-cell table:formula="of:=CONCATENATE([.A77];[.B77];[.C77])" office:value-type="string" office:string-value="noviembreS4transporte" calcext:value-type="string">
            <text:p>noviembreS4transporte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quiler</text:p>
          </table:table-cell>
          <table:table-cell table:formula="of:=CONCATENATE([.A78];[.B78];[.C78])" office:value-type="string" office:string-value="noviembreS2alquiler" calcext:value-type="string">
            <text:p>noviembreS2alquiler</text:p>
          </table:table-cell>
          <table:table-cell office:value-type="float" office:value="205000" calcext:value-type="float">
            <text:p>20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79];[.B79];[.C79])" office:value-type="string" office:string-value="diciembreS5luz" calcext:value-type="string">
            <text:p>diciembreS5luz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80];[.B80];[.C80])" office:value-type="string" office:string-value="diciembreS3agua" calcext:value-type="string">
            <text:p>diciembreS3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s</text:p>
          </table:table-cell>
          <table:table-cell table:formula="of:=CONCATENATE([.A81];[.B81];[.C81])" office:value-type="string" office:string-value="diciembreS1gas" calcext:value-type="string">
            <text:p>diciembreS1gas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nternet</text:p>
          </table:table-cell>
          <table:table-cell table:formula="of:=CONCATENATE([.A82];[.B82];[.C82])" office:value-type="string" office:string-value="diciembreS4internet" calcext:value-type="string">
            <text:p>diciembreS4internet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permercado</text:p>
          </table:table-cell>
          <table:table-cell table:formula="of:=CONCATENATE([.A83];[.B83];[.C83])" office:value-type="string" office:string-value="diciembreS2supermercado" calcext:value-type="string">
            <text:p>diciembreS2supermercado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ransporte</text:p>
          </table:table-cell>
          <table:table-cell table:formula="of:=CONCATENATE([.A84];[.B84];[.C84])" office:value-type="string" office:string-value="diciembreS5transporte" calcext:value-type="string">
            <text:p>diciembreS5transporte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quiler</text:p>
          </table:table-cell>
          <table:table-cell table:formula="of:=CONCATENATE([.A85];[.B85];[.C85])" office:value-type="string" office:string-value="diciembreS3alquiler" calcext:value-type="string">
            <text:p>diciembreS3alquiler</text:p>
          </table:table-cell>
          <table:table-cell office:value-type="float" office:value="210000" calcext:value-type="float">
            <text:p>2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table:formula="of:=CONCATENATE([.A86];[.B86];[.C86])" office:value-type="string" office:string-value="eneroS2seguro" calcext:value-type="string">
            <text:p>eneroS2seguro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table:formula="of:=CONCATENATE([.A87];[.B87];[.C87])" office:value-type="string" office:string-value="febreroS4seguro" calcext:value-type="string">
            <text:p>febreroS4seguro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guro</text:p>
          </table:table-cell>
          <table:table-cell table:formula="of:=CONCATENATE([.A88];[.B88];[.C88])" office:value-type="string" office:string-value="marzoS1seguro" calcext:value-type="string">
            <text:p>marzoS1seguro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eguro</text:p>
          </table:table-cell>
          <table:table-cell table:formula="of:=CONCATENATE([.A89];[.B89];[.C89])" office:value-type="string" office:string-value="abrilS5seguro" calcext:value-type="string">
            <text:p>abrilS5seguro</text:p>
          </table:table-cell>
          <table:table-cell office:value-type="float" office:value="23500" calcext:value-type="float">
            <text:p>2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eguro</text:p>
          </table:table-cell>
          <table:table-cell table:formula="of:=CONCATENATE([.A90];[.B90];[.C90])" office:value-type="string" office:string-value="mayoS3seguro" calcext:value-type="string">
            <text:p>mayoS3seguro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table:formula="of:=CONCATENATE([.A91];[.B91];[.C91])" office:value-type="string" office:string-value="junioS2seguro" calcext:value-type="string">
            <text:p>junioS2seguro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table:formula="of:=CONCATENATE([.A92];[.B92];[.C92])" office:value-type="string" office:string-value="julioS4seguro" calcext:value-type="string">
            <text:p>julioS4seguro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guro</text:p>
          </table:table-cell>
          <table:table-cell table:formula="of:=CONCATENATE([.A93];[.B93];[.C93])" office:value-type="string" office:string-value="agostoS1seguro" calcext:value-type="string">
            <text:p>agostoS1seguro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eguro</text:p>
          </table:table-cell>
          <table:table-cell table:formula="of:=CONCATENATE([.A94];[.B94];[.C94])" office:value-type="string" office:string-value="septiembreS5seguro" calcext:value-type="string">
            <text:p>septiembreS5seguro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eguro</text:p>
          </table:table-cell>
          <table:table-cell table:formula="of:=CONCATENATE([.A95];[.B95];[.C95])" office:value-type="string" office:string-value="octubreS3seguro" calcext:value-type="string">
            <text:p>octubreS3seguro</text:p>
          </table:table-cell>
          <table:table-cell office:value-type="float" office:value="24500" calcext:value-type="float">
            <text:p>2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eguro</text:p>
          </table:table-cell>
          <table:table-cell table:formula="of:=CONCATENATE([.A96];[.B96];[.C96])" office:value-type="string" office:string-value="noviembreS2seguro" calcext:value-type="string">
            <text:p>noviembreS2seguro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eguro</text:p>
          </table:table-cell>
          <table:table-cell table:formula="of:=CONCATENATE([.A97];[.B97];[.C97])" office:value-type="string" office:string-value="diciembreS4seguro" calcext:value-type="string">
            <text:p>diciembreS4seguro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table:formula="of:=CONCATENATE([.A98];[.B98];[.C98])" office:value-type="string" office:string-value="eneroS1telefono" calcext:value-type="string">
            <text:p>eneroS1telefono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table:formula="of:=CONCATENATE([.A99];[.B99];[.C99])" office:value-type="string" office:string-value="febreroS3telefono" calcext:value-type="string">
            <text:p>febreroS3telefono</text:p>
          </table:table-cell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 table:formula="of:=CONCATENATE([.A100];[.B100];[.C100])" office:value-type="string" office:string-value="marzoS5telefono" calcext:value-type="string">
            <text:p>marzoS5telefono</text:p>
          </table:table-cell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 table:formula="of:=CONCATENATE([.A101];[.B101];[.C101])" office:value-type="string" office:string-value="abrilS2telefono" calcext:value-type="string">
            <text:p>abrilS2telefono</text:p>
          </table:table-cell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elefono</text:p>
          </table:table-cell>
          <table:table-cell table:formula="of:=CONCATENATE([.A102];[.B102];[.C102])" office:value-type="string" office:string-value="mayoS4telefono" calcext:value-type="string">
            <text:p>mayoS4telefono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table:formula="of:=CONCATENATE([.A103];[.B103];[.C103])" office:value-type="string" office:string-value="junioS1telefono" calcext:value-type="string">
            <text:p>junioS1telefono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table:formula="of:=CONCATENATE([.A104];[.B104];[.C104])" office:value-type="string" office:string-value="julioS3telefono" calcext:value-type="string">
            <text:p>julioS3telefono</text:p>
          </table:table-cell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elefono</text:p>
          </table:table-cell>
          <table:table-cell table:formula="of:=CONCATENATE([.A105];[.B105];[.C105])" office:value-type="string" office:string-value="agostoS5telefono" calcext:value-type="string">
            <text:p>agostoS5telefono</text:p>
          </table:table-cell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lefono</text:p>
          </table:table-cell>
          <table:table-cell table:formula="of:=CONCATENATE([.A106];[.B106];[.C106])" office:value-type="string" office:string-value="septiembreS2telefono" calcext:value-type="string">
            <text:p>septiembreS2telefono</text:p>
          </table:table-cell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elefono</text:p>
          </table:table-cell>
          <table:table-cell table:formula="of:=CONCATENATE([.A107];[.B107];[.C107])" office:value-type="string" office:string-value="octubreS4telefono" calcext:value-type="string">
            <text:p>octubreS4telefono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lefono</text:p>
          </table:table-cell>
          <table:table-cell table:formula="of:=CONCATENATE([.A108];[.B108];[.C108])" office:value-type="string" office:string-value="noviembreS1telefono" calcext:value-type="string">
            <text:p>noviembreS1telefono</text:p>
          </table:table-cell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elefono</text:p>
          </table:table-cell>
          <table:table-cell table:formula="of:=CONCATENATE([.A109];[.B109];[.C109])" office:value-type="string" office:string-value="diciembreS3telefono" calcext:value-type="string">
            <text:p>diciembreS3telefono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table:formula="of:=CONCATENATE([.A110];[.B110];[.C110])" office:value-type="string" office:string-value="eneroS5ocio" calcext:value-type="string">
            <text:p>eneroS5ocio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table:formula="of:=CONCATENATE([.A111];[.B111];[.C111])" office:value-type="string" office:string-value="febreroS2ocio" calcext:value-type="string">
            <text:p>febreroS2ocio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cio</text:p>
          </table:table-cell>
          <table:table-cell table:formula="of:=CONCATENATE([.A112];[.B112];[.C112])" office:value-type="string" office:string-value="marzoS4ocio" calcext:value-type="string">
            <text:p>marzoS4ocio</text:p>
          </table:table-cell>
          <table:table-cell office:value-type="float" office:value="17000" calcext:value-type="float">
            <text:p>1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cio</text:p>
          </table:table-cell>
          <table:table-cell table:formula="of:=CONCATENATE([.A113];[.B113];[.C113])" office:value-type="string" office:string-value="abrilS1ocio" calcext:value-type="string">
            <text:p>abrilS1ocio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cio</text:p>
          </table:table-cell>
          <table:table-cell table:formula="of:=CONCATENATE([.A114];[.B114];[.C114])" office:value-type="string" office:string-value="mayoS3ocio" calcext:value-type="string">
            <text:p>mayoS3ocio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table:formula="of:=CONCATENATE([.A115];[.B115];[.C115])" office:value-type="string" office:string-value="junioS5ocio" calcext:value-type="string">
            <text:p>junioS5ocio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table:formula="of:=CONCATENATE([.A116];[.B116];[.C116])" office:value-type="string" office:string-value="julioS2ocio" calcext:value-type="string">
            <text:p>julioS2ocio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cio</text:p>
          </table:table-cell>
          <table:table-cell table:formula="of:=CONCATENATE([.A117];[.B117];[.C117])" office:value-type="string" office:string-value="agostoS4ocio" calcext:value-type="string">
            <text:p>agostoS4ocio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cio</text:p>
          </table:table-cell>
          <table:table-cell table:formula="of:=CONCATENATE([.A118];[.B118];[.C118])" office:value-type="string" office:string-value="septiembreS1ocio" calcext:value-type="string">
            <text:p>septiembreS1ocio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cio</text:p>
          </table:table-cell>
          <table:table-cell table:formula="of:=CONCATENATE([.A119];[.B119];[.C119])" office:value-type="string" office:string-value="octubreS3ocio" calcext:value-type="string">
            <text:p>octubreS3ocio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cio</text:p>
          </table:table-cell>
          <table:table-cell table:formula="of:=CONCATENATE([.A120];[.B120];[.C120])" office:value-type="string" office:string-value="noviembreS5ocio" calcext:value-type="string">
            <text:p>noviembreS5ocio</text:p>
          </table:table-cell>
          <table:table-cell office:value-type="float" office:value="19000" calcext:value-type="float">
            <text:p>1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cio</text:p>
          </table:table-cell>
          <table:table-cell table:formula="of:=CONCATENATE([.A121];[.B121];[.C121])" office:value-type="string" office:string-value="diciembreS2ocio" calcext:value-type="string">
            <text:p>diciembreS2ocio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table:formula="of:=CONCATENATE([.A122];[.B122];[.C122])" office:value-type="string" office:string-value="eneroS4educacion" calcext:value-type="string">
            <text:p>eneroS4educacion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table:formula="of:=CONCATENATE([.A123];[.B123];[.C123])" office:value-type="string" office:string-value="febreroS1educacion" calcext:value-type="string">
            <text:p>febreroS1educacion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ducacion</text:p>
          </table:table-cell>
          <table:table-cell table:formula="of:=CONCATENATE([.A124];[.B124];[.C124])" office:value-type="string" office:string-value="marzoS3educacion" calcext:value-type="string">
            <text:p>marzoS3educacion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educacion</text:p>
          </table:table-cell>
          <table:table-cell table:formula="of:=CONCATENATE([.A125];[.B125];[.C125])" office:value-type="string" office:string-value="abrilS5educacion" calcext:value-type="string">
            <text:p>abrilS5educacion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ducacion</text:p>
          </table:table-cell>
          <table:table-cell table:formula="of:=CONCATENATE([.A126];[.B126];[.C126])" office:value-type="string" office:string-value="mayoS2educacion" calcext:value-type="string">
            <text:p>mayoS2educacion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table:formula="of:=CONCATENATE([.A127];[.B127];[.C127])" office:value-type="string" office:string-value="junioS4educacion" calcext:value-type="string">
            <text:p>junioS4educacion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table:formula="of:=CONCATENATE([.A128];[.B128];[.C128])" office:value-type="string" office:string-value="julioS1educacion" calcext:value-type="string">
            <text:p>julioS1educacion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ducacion</text:p>
          </table:table-cell>
          <table:table-cell table:formula="of:=CONCATENATE([.A129];[.B129];[.C129])" office:value-type="string" office:string-value="agostoS3educacion" calcext:value-type="string">
            <text:p>agostoS3educacion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educacion</text:p>
          </table:table-cell>
          <table:table-cell table:formula="of:=CONCATENATE([.A130];[.B130];[.C130])" office:value-type="string" office:string-value="septiembreS5educacion" calcext:value-type="string">
            <text:p>septiembreS5educacion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ducacion</text:p>
          </table:table-cell>
          <table:table-cell table:formula="of:=CONCATENATE([.A131];[.B131];[.C131])" office:value-type="string" office:string-value="octubreS2educacion" calcext:value-type="string">
            <text:p>octubreS2educacion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ducacion</text:p>
          </table:table-cell>
          <table:table-cell table:formula="of:=CONCATENATE([.A132];[.B132];[.C132])" office:value-type="string" office:string-value="noviembreS4educacion" calcext:value-type="string">
            <text:p>noviembreS4educacion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ducacion</text:p>
          </table:table-cell>
          <table:table-cell table:formula="of:=CONCATENATE([.A133];[.B133];[.C133])" office:value-type="string" office:string-value="diciembreS1educacion" calcext:value-type="string">
            <text:p>diciembreS1educacion</text:p>
          </table:table-cell>
          <table:table-cell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134];[.B134];[.C134])" office:value-type="string" office:string-value="eneroS2luz" calcext:value-type="string">
            <text:p>eneroS2luz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35];[.B135];[.C135])" office:value-type="string" office:string-value="eneroS4agua" calcext:value-type="string">
            <text:p>eneroS4agua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table:formula="of:=CONCATENATE([.A136];[.B136];[.C136])" office:value-type="string" office:string-value="eneroS1gimnasio" calcext:value-type="string">
            <text:p>eneroS1gimnasio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table:formula="of:=CONCATENATE([.A137];[.B137];[.C137])" office:value-type="string" office:string-value="eneroS5streaming" calcext:value-type="string">
            <text:p>eneroS5streaming</text:p>
          </table:table-cell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38];[.B138];[.C138])" office:value-type="string" office:string-value="febreroS3luz" calcext:value-type="string">
            <text:p>febreroS3luz</text:p>
          </table:table-cell>
          <table:table-cell office:value-type="float" office:value="41000" calcext:value-type="float">
            <text:p>4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139];[.B139];[.C139])" office:value-type="string" office:string-value="febreroS2agua" calcext:value-type="string">
            <text:p>febreroS2agua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table:formula="of:=CONCATENATE([.A140];[.B140];[.C140])" office:value-type="string" office:string-value="febreroS4gimnasio" calcext:value-type="string">
            <text:p>febreroS4gimnasio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table:formula="of:=CONCATENATE([.A141];[.B141];[.C141])" office:value-type="string" office:string-value="febreroS1streaming" calcext:value-type="string">
            <text:p>febreroS1streaming</text:p>
          </table:table-cell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142];[.B142];[.C142])" office:value-type="string" office:string-value="marzoS5luz" calcext:value-type="string">
            <text:p>marzoS5luz</text:p>
          </table:table-cell>
          <table:table-cell office:value-type="float" office:value="39500" calcext:value-type="float">
            <text:p>3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143];[.B143];[.C143])" office:value-type="string" office:string-value="marzoS3agua" calcext:value-type="string">
            <text:p>marzoS3agua</text:p>
          </table:table-cell>
          <table:table-cell office:value-type="float" office:value="14200" calcext:value-type="float">
            <text:p>14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imnasio</text:p>
          </table:table-cell>
          <table:table-cell table:formula="of:=CONCATENATE([.A144];[.B144];[.C144])" office:value-type="string" office:string-value="marzoS2gimnasio" calcext:value-type="string">
            <text:p>marzoS2gimnasio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treaming</text:p>
          </table:table-cell>
          <table:table-cell table:formula="of:=CONCATENATE([.A145];[.B145];[.C145])" office:value-type="string" office:string-value="marzoS4streaming" calcext:value-type="string">
            <text:p>marzoS4streaming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146];[.B146];[.C146])" office:value-type="string" office:string-value="abrilS1luz" calcext:value-type="string">
            <text:p>abrilS1luz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47];[.B147];[.C147])" office:value-type="string" office:string-value="abrilS5agua" calcext:value-type="string">
            <text:p>abrilS5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imnasio</text:p>
          </table:table-cell>
          <table:table-cell table:formula="of:=CONCATENATE([.A148];[.B148];[.C148])" office:value-type="string" office:string-value="abrilS3gimnasio" calcext:value-type="string">
            <text:p>abrilS3gimnasio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eaming</text:p>
          </table:table-cell>
          <table:table-cell table:formula="of:=CONCATENATE([.A149];[.B149];[.C149])" office:value-type="string" office:string-value="abrilS2streaming" calcext:value-type="string">
            <text:p>abrilS2streaming</text:p>
          </table:table-cell>
          <table:table-cell office:value-type="float" office:value="9200" calcext:value-type="float">
            <text:p>9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50];[.B150];[.C150])" office:value-type="string" office:string-value="mayoS4luz" calcext:value-type="string">
            <text:p>mayoS4luz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151];[.B151];[.C151])" office:value-type="string" office:string-value="mayoS1agua" calcext:value-type="string">
            <text:p>mayoS1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imnasio</text:p>
          </table:table-cell>
          <table:table-cell table:formula="of:=CONCATENATE([.A152];[.B152];[.C152])" office:value-type="string" office:string-value="mayoS5gimnasio" calcext:value-type="string">
            <text:p>mayoS5gimnasio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eaming</text:p>
          </table:table-cell>
          <table:table-cell table:formula="of:=CONCATENATE([.A153];[.B153];[.C153])" office:value-type="string" office:string-value="mayoS3streaming" calcext:value-type="string">
            <text:p>mayoS3streaming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154];[.B154];[.C154])" office:value-type="string" office:string-value="junioS2luz" calcext:value-type="string">
            <text:p>junioS2luz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55];[.B155];[.C155])" office:value-type="string" office:string-value="junioS4agua" calcext:value-type="string">
            <text:p>junioS4agua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table:formula="of:=CONCATENATE([.A156];[.B156];[.C156])" office:value-type="string" office:string-value="junioS1gimnasio" calcext:value-type="string">
            <text:p>junioS1gimnasio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table:formula="of:=CONCATENATE([.A157];[.B157];[.C157])" office:value-type="string" office:string-value="junioS5streaming" calcext:value-type="string">
            <text:p>junioS5streaming</text:p>
          </table:table-cell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58];[.B158];[.C158])" office:value-type="string" office:string-value="julioS3luz" calcext:value-type="string">
            <text:p>julioS3luz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159];[.B159];[.C159])" office:value-type="string" office:string-value="julioS2agua" calcext:value-type="string">
            <text:p>julioS2agua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table:formula="of:=CONCATENATE([.A160];[.B160];[.C160])" office:value-type="string" office:string-value="julioS4gimnasio" calcext:value-type="string">
            <text:p>julioS4gimnasio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table:formula="of:=CONCATENATE([.A161];[.B161];[.C161])" office:value-type="string" office:string-value="julioS1streaming" calcext:value-type="string">
            <text:p>julioS1streaming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uz</text:p>
          </table:table-cell>
          <table:table-cell table:formula="of:=CONCATENATE([.A162];[.B162];[.C162])" office:value-type="string" office:string-value="agostoS5luz" calcext:value-type="string">
            <text:p>agostoS5luz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ua</text:p>
          </table:table-cell>
          <table:table-cell table:formula="of:=CONCATENATE([.A163];[.B163];[.C163])" office:value-type="string" office:string-value="agostoS3agua" calcext:value-type="string">
            <text:p>agostoS3agua</text:p>
          </table:table-cell>
          <table:table-cell office:value-type="float" office:value="15800" calcext:value-type="float">
            <text:p>15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imnasio</text:p>
          </table:table-cell>
          <table:table-cell table:formula="of:=CONCATENATE([.A164];[.B164];[.C164])" office:value-type="string" office:string-value="agostoS2gimnasio" calcext:value-type="string">
            <text:p>agostoS2gimnasio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treaming</text:p>
          </table:table-cell>
          <table:table-cell table:formula="of:=CONCATENATE([.A165];[.B165];[.C165])" office:value-type="string" office:string-value="agostoS4streaming" calcext:value-type="string">
            <text:p>agostoS4streaming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z</text:p>
          </table:table-cell>
          <table:table-cell table:formula="of:=CONCATENATE([.A166];[.B166];[.C166])" office:value-type="string" office:string-value="septiembreS1luz" calcext:value-type="string">
            <text:p>septiembreS1luz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gua</text:p>
          </table:table-cell>
          <table:table-cell table:formula="of:=CONCATENATE([.A167];[.B167];[.C167])" office:value-type="string" office:string-value="septiembreS5agua" calcext:value-type="string">
            <text:p>septiembreS5agu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imnasio</text:p>
          </table:table-cell>
          <table:table-cell table:formula="of:=CONCATENATE([.A168];[.B168];[.C168])" office:value-type="string" office:string-value="septiembreS3gimnasio" calcext:value-type="string">
            <text:p>septiembreS3gimnasio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eaming</text:p>
          </table:table-cell>
          <table:table-cell table:formula="of:=CONCATENATE([.A169];[.B169];[.C169])" office:value-type="string" office:string-value="septiembreS2streaming" calcext:value-type="string">
            <text:p>septiembreS2streaming</text:p>
          </table:table-cell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uz</text:p>
          </table:table-cell>
          <table:table-cell table:formula="of:=CONCATENATE([.A170];[.B170];[.C170])" office:value-type="string" office:string-value="octubreS4luz" calcext:value-type="string">
            <text:p>octubreS4luz</text:p>
          </table:table-cell>
          <table:table-cell office:value-type="float" office:value="44000" calcext:value-type="float">
            <text:p>4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gua</text:p>
          </table:table-cell>
          <table:table-cell table:formula="of:=CONCATENATE([.A171];[.B171];[.C171])" office:value-type="string" office:string-value="octubreS1agua" calcext:value-type="string">
            <text:p>octubreS1agua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imnasio</text:p>
          </table:table-cell>
          <table:table-cell table:formula="of:=CONCATENATE([.A172];[.B172];[.C172])" office:value-type="string" office:string-value="octubreS5gimnasio" calcext:value-type="string">
            <text:p>octubreS5gimnasio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eaming</text:p>
          </table:table-cell>
          <table:table-cell table:formula="of:=CONCATENATE([.A173];[.B173];[.C173])" office:value-type="string" office:string-value="octubreS3streaming" calcext:value-type="string">
            <text:p>octubreS3streaming</text:p>
          </table:table-cell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uz</text:p>
          </table:table-cell>
          <table:table-cell table:formula="of:=CONCATENATE([.A174];[.B174];[.C174])" office:value-type="string" office:string-value="noviembreS2luz" calcext:value-type="string">
            <text:p>noviembreS2luz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gua</text:p>
          </table:table-cell>
          <table:table-cell table:formula="of:=CONCATENATE([.A175];[.B175];[.C175])" office:value-type="string" office:string-value="noviembreS4agua" calcext:value-type="string">
            <text:p>noviembreS4agua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imnasio</text:p>
          </table:table-cell>
          <table:table-cell table:formula="of:=CONCATENATE([.A176];[.B176];[.C176])" office:value-type="string" office:string-value="noviembreS1gimnasio" calcext:value-type="string">
            <text:p>noviembreS1gimnasio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treaming</text:p>
          </table:table-cell>
          <table:table-cell table:formula="of:=CONCATENATE([.A177];[.B177];[.C177])" office:value-type="string" office:string-value="noviembreS5streaming" calcext:value-type="string">
            <text:p>noviembreS5streaming</text:p>
          </table:table-cell>
          <table:table-cell office:value-type="float" office:value="9200" calcext:value-type="float">
            <text:p>9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uz</text:p>
          </table:table-cell>
          <table:table-cell table:formula="of:=CONCATENATE([.A178];[.B178];[.C178])" office:value-type="string" office:string-value="diciembreS3luz" calcext:value-type="string">
            <text:p>diciembreS3luz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gua</text:p>
          </table:table-cell>
          <table:table-cell table:formula="of:=CONCATENATE([.A179];[.B179];[.C179])" office:value-type="string" office:string-value="diciembreS2agua" calcext:value-type="string">
            <text:p>diciembreS2agua</text:p>
          </table:table-cell>
          <table:table-cell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gimnasio</text:p>
          </table:table-cell>
          <table:table-cell table:formula="of:=CONCATENATE([.A180];[.B180];[.C180])" office:value-type="string" office:string-value="diciembreS4gimnasio" calcext:value-type="string">
            <text:p>diciembreS4gimnasio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reaming</text:p>
          </table:table-cell>
          <table:table-cell table:formula="of:=CONCATENATE([.A181];[.B181];[.C181])" office:value-type="string" office:string-value="diciembreS1streaming" calcext:value-type="string">
            <text:p>diciembreS1streaming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table:formula="of:=CONCATENATE([.A182];[.B182];[.C182])" office:value-type="string" office:string-value="eneroS5delivery" calcext:value-type="string">
            <text:p>eneroS5delivery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table:formula="of:=CONCATENATE([.A183];[.B183];[.C183])" office:value-type="string" office:string-value="eneroS3farmacia" calcext:value-type="string">
            <text:p>eneroS3farmacia</text:p>
          </table:table-cell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table:formula="of:=CONCATENATE([.A184];[.B184];[.C184])" office:value-type="string" office:string-value="eneroS2viajes" calcext:value-type="string">
            <text:p>eneroS2viajes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table:formula="of:=CONCATENATE([.A185];[.B185];[.C185])" office:value-type="string" office:string-value="eneroS4reparaciones" calcext:value-type="string">
            <text:p>eneroS4reparaciones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table:formula="of:=CONCATENATE([.A186];[.B186];[.C186])" office:value-type="string" office:string-value="febreroS1delivery" calcext:value-type="string">
            <text:p>febreroS1delivery</text:p>
          </table:table-cell>
          <table:table-cell office:value-type="float" office:value="19000" calcext:value-type="float">
            <text:p>1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table:formula="of:=CONCATENATE([.A187];[.B187];[.C187])" office:value-type="string" office:string-value="febreroS5farmacia" calcext:value-type="string">
            <text:p>febreroS5farmacia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table:formula="of:=CONCATENATE([.A188];[.B188];[.C188])" office:value-type="string" office:string-value="febreroS3viajes" calcext:value-type="string">
            <text:p>febreroS3viajes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table:formula="of:=CONCATENATE([.A189];[.B189];[.C189])" office:value-type="string" office:string-value="febreroS2reparaciones" calcext:value-type="string">
            <text:p>febreroS2reparaciones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livery</text:p>
          </table:table-cell>
          <table:table-cell table:formula="of:=CONCATENATE([.A190];[.B190];[.C190])" office:value-type="string" office:string-value="marzoS4delivery" calcext:value-type="string">
            <text:p>marzoS4delivery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rmacia</text:p>
          </table:table-cell>
          <table:table-cell table:formula="of:=CONCATENATE([.A191];[.B191];[.C191])" office:value-type="string" office:string-value="marzoS1farmacia" calcext:value-type="string">
            <text:p>marzoS1farmacia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viajes</text:p>
          </table:table-cell>
          <table:table-cell table:formula="of:=CONCATENATE([.A192];[.B192];[.C192])" office:value-type="string" office:string-value="marzoS5viajes" calcext:value-type="string">
            <text:p>marzoS5viajes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paraciones</text:p>
          </table:table-cell>
          <table:table-cell table:formula="of:=CONCATENATE([.A193];[.B193];[.C193])" office:value-type="string" office:string-value="marzoS3reparaciones" calcext:value-type="string">
            <text:p>marzoS3reparaciones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ivery</text:p>
          </table:table-cell>
          <table:table-cell table:formula="of:=CONCATENATE([.A194];[.B194];[.C194])" office:value-type="string" office:string-value="abrilS2delivery" calcext:value-type="string">
            <text:p>abrilS2delivery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armacia</text:p>
          </table:table-cell>
          <table:table-cell table:formula="of:=CONCATENATE([.A195];[.B195];[.C195])" office:value-type="string" office:string-value="abrilS4farmacia" calcext:value-type="string">
            <text:p>abrilS4farmacia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ajes</text:p>
          </table:table-cell>
          <table:table-cell table:formula="of:=CONCATENATE([.A196];[.B196];[.C196])" office:value-type="string" office:string-value="abrilS1viajes" calcext:value-type="string">
            <text:p>abrilS1viajes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eparaciones</text:p>
          </table:table-cell>
          <table:table-cell table:formula="of:=CONCATENATE([.A197];[.B197];[.C197])" office:value-type="string" office:string-value="abrilS5reparaciones" calcext:value-type="string">
            <text:p>abrilS5reparaciones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livery</text:p>
          </table:table-cell>
          <table:table-cell table:formula="of:=CONCATENATE([.A198];[.B198];[.C198])" office:value-type="string" office:string-value="mayoS3delivery" calcext:value-type="string">
            <text:p>mayoS3delivery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rmacia</text:p>
          </table:table-cell>
          <table:table-cell table:formula="of:=CONCATENATE([.A199];[.B199];[.C199])" office:value-type="string" office:string-value="mayoS2farmacia" calcext:value-type="string">
            <text:p>mayoS2farmacia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iajes</text:p>
          </table:table-cell>
          <table:table-cell table:formula="of:=CONCATENATE([.A200];[.B200];[.C200])" office:value-type="string" office:string-value="mayoS4viajes" calcext:value-type="string">
            <text:p>mayoS4viajes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paraciones</text:p>
          </table:table-cell>
          <table:table-cell table:formula="of:=CONCATENATE([.A201];[.B201];[.C201])" office:value-type="string" office:string-value="mayoS1reparaciones" calcext:value-type="string">
            <text:p>mayoS1reparaciones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table:formula="of:=CONCATENATE([.A202];[.B202];[.C202])" office:value-type="string" office:string-value="junioS5delivery" calcext:value-type="string">
            <text:p>junioS5delivery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table:formula="of:=CONCATENATE([.A203];[.B203];[.C203])" office:value-type="string" office:string-value="junioS3farmacia" calcext:value-type="string">
            <text:p>junioS3farmaci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table:formula="of:=CONCATENATE([.A204];[.B204];[.C204])" office:value-type="string" office:string-value="junioS2viajes" calcext:value-type="string">
            <text:p>junioS2viajes</text:p>
          </table:table-cell>
          <table:table-cell office:value-type="float" office:value="52000" calcext:value-type="float">
            <text:p>5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table:formula="of:=CONCATENATE([.A205];[.B205];[.C205])" office:value-type="string" office:string-value="junioS4reparaciones" calcext:value-type="string">
            <text:p>junioS4reparaciones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table:formula="of:=CONCATENATE([.A206];[.B206];[.C206])" office:value-type="string" office:string-value="julioS1delivery" calcext:value-type="string">
            <text:p>julioS1delivery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table:formula="of:=CONCATENATE([.A207];[.B207];[.C207])" office:value-type="string" office:string-value="julioS5farmacia" calcext:value-type="string">
            <text:p>julioS5farmacia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table:formula="of:=CONCATENATE([.A208];[.B208];[.C208])" office:value-type="string" office:string-value="julioS3viajes" calcext:value-type="string">
            <text:p>julioS3viajes</text:p>
          </table:table-cell>
          <table:table-cell office:value-type="float" office:value="55000" calcext:value-type="float">
            <text:p>5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table:formula="of:=CONCATENATE([.A209];[.B209];[.C209])" office:value-type="string" office:string-value="julioS2reparaciones" calcext:value-type="string">
            <text:p>julioS2reparaciones</text:p>
          </table:table-cell>
          <table:table-cell office:value-type="float" office:value="28000" calcext:value-type="float">
            <text:p>2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livery</text:p>
          </table:table-cell>
          <table:table-cell table:formula="of:=CONCATENATE([.A210];[.B210];[.C210])" office:value-type="string" office:string-value="agostoS4delivery" calcext:value-type="string">
            <text:p>agostoS4delivery</text:p>
          </table:table-cell>
          <table:table-cell office:value-type="float" office:value="23500" calcext:value-type="float">
            <text:p>2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rmacia</text:p>
          </table:table-cell>
          <table:table-cell table:formula="of:=CONCATENATE([.A211];[.B211];[.C211])" office:value-type="string" office:string-value="agostoS1farmacia" calcext:value-type="string">
            <text:p>agostoS1farmacia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viajes</text:p>
          </table:table-cell>
          <table:table-cell table:formula="of:=CONCATENATE([.A212];[.B212];[.C212])" office:value-type="string" office:string-value="agostoS5viajes" calcext:value-type="string">
            <text:p>agostoS5viajes</text:p>
          </table:table-cell>
          <table:table-cell office:value-type="float" office:value="54000" calcext:value-type="float">
            <text:p>5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paraciones</text:p>
          </table:table-cell>
          <table:table-cell table:formula="of:=CONCATENATE([.A213];[.B213];[.C213])" office:value-type="string" office:string-value="agostoS3reparaciones" calcext:value-type="string">
            <text:p>agostoS3reparaciones</text:p>
          </table:table-cell>
          <table:table-cell office:value-type="float" office:value="27500" calcext:value-type="float">
            <text:p>27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ivery</text:p>
          </table:table-cell>
          <table:table-cell table:formula="of:=CONCATENATE([.A214];[.B214];[.C214])" office:value-type="string" office:string-value="septiembreS2delivery" calcext:value-type="string">
            <text:p>septiembreS2delivery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armacia</text:p>
          </table:table-cell>
          <table:table-cell table:formula="of:=CONCATENATE([.A215];[.B215];[.C215])" office:value-type="string" office:string-value="septiembreS4farmacia" calcext:value-type="string">
            <text:p>septiembreS4farmaci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ajes</text:p>
          </table:table-cell>
          <table:table-cell table:formula="of:=CONCATENATE([.A216];[.B216];[.C216])" office:value-type="string" office:string-value="septiembreS1viajes" calcext:value-type="string">
            <text:p>septiembreS1viajes</text:p>
          </table:table-cell>
          <table:table-cell office:value-type="float" office:value="52000" calcext:value-type="float">
            <text:p>5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eparaciones</text:p>
          </table:table-cell>
          <table:table-cell table:formula="of:=CONCATENATE([.A217];[.B217];[.C217])" office:value-type="string" office:string-value="septiembreS5reparaciones" calcext:value-type="string">
            <text:p>septiembreS5reparaciones</text:p>
          </table:table-cell>
          <table:table-cell office:value-type="float" office:value="26500" calcext:value-type="float">
            <text:p>26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livery</text:p>
          </table:table-cell>
          <table:table-cell table:formula="of:=CONCATENATE([.A218];[.B218];[.C218])" office:value-type="string" office:string-value="octubreS3delivery" calcext:value-type="string">
            <text:p>octubreS3delivery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rmacia</text:p>
          </table:table-cell>
          <table:table-cell table:formula="of:=CONCATENATE([.A219];[.B219];[.C219])" office:value-type="string" office:string-value="octubreS2farmacia" calcext:value-type="string">
            <text:p>octubreS2farmacia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iajes</text:p>
          </table:table-cell>
          <table:table-cell table:formula="of:=CONCATENATE([.A220];[.B220];[.C220])" office:value-type="string" office:string-value="octubreS4viajes" calcext:value-type="string">
            <text:p>octubreS4viajes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paraciones</text:p>
          </table:table-cell>
          <table:table-cell table:formula="of:=CONCATENATE([.A221];[.B221];[.C221])" office:value-type="string" office:string-value="octubreS1reparaciones" calcext:value-type="string">
            <text:p>octubreS1reparaciones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delivery</text:p>
          </table:table-cell>
          <table:table-cell table:formula="of:=CONCATENATE([.A222];[.B222];[.C222])" office:value-type="string" office:string-value="noviembreS5delivery" calcext:value-type="string">
            <text:p>noviembreS5delivery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armacia</text:p>
          </table:table-cell>
          <table:table-cell table:formula="of:=CONCATENATE([.A223];[.B223];[.C223])" office:value-type="string" office:string-value="noviembreS3farmacia" calcext:value-type="string">
            <text:p>noviembreS3farmacia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jes</text:p>
          </table:table-cell>
          <table:table-cell table:formula="of:=CONCATENATE([.A224];[.B224];[.C224])" office:value-type="string" office:string-value="noviembreS2viajes" calcext:value-type="string">
            <text:p>noviembreS2viajes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eparaciones</text:p>
          </table:table-cell>
          <table:table-cell table:formula="of:=CONCATENATE([.A225];[.B225];[.C225])" office:value-type="string" office:string-value="noviembreS4reparaciones" calcext:value-type="string">
            <text:p>noviembreS4reparaciones</text:p>
          </table:table-cell>
          <table:table-cell office:value-type="float" office:value="24500" calcext:value-type="float">
            <text:p>2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ivery</text:p>
          </table:table-cell>
          <table:table-cell table:formula="of:=CONCATENATE([.A226];[.B226];[.C226])" office:value-type="string" office:string-value="diciembreS1delivery" calcext:value-type="string">
            <text:p>diciembreS1delivery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farmacia</text:p>
          </table:table-cell>
          <table:table-cell table:formula="of:=CONCATENATE([.A227];[.B227];[.C227])" office:value-type="string" office:string-value="diciembreS5farmacia" calcext:value-type="string">
            <text:p>diciembreS5farmacia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jes</text:p>
          </table:table-cell>
          <table:table-cell table:formula="of:=CONCATENATE([.A228];[.B228];[.C228])" office:value-type="string" office:string-value="diciembreS3viajes" calcext:value-type="string">
            <text:p>diciembreS3viajes</text:p>
          </table:table-cell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paraciones</text:p>
          </table:table-cell>
          <table:table-cell table:formula="of:=CONCATENATE([.A229];[.B229];[.C229])" office:value-type="string" office:string-value="diciembreS2reparaciones" calcext:value-type="string">
            <text:p>diciembreS2reparaciones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</table:table>
      <table:table table:name="Resumen estadistico" table:style-name="ta1">
        <table:table-column table:style-name="co6" table:default-cell-style-name="Default"/>
        <table:table-column table:style-name="co16" table:default-cell-style-name="Default"/>
        <table:table-column table:style-name="co16" table:default-cell-style-name="ce5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2" office:value-type="string" calcext:value-type="string">
            <text:p>Cantidad:</text:p>
          </table:table-cell>
          <table:table-cell table:style-name="ce15" table:formula="of:=COUNTA(mes)-1" office:value-type="float" office:value="228" calcext:value-type="float">
            <text:p>228</text:p>
          </table:table-cell>
          <table:table-cell table:style-name="Default"/>
        </table:table-row>
        <table:table-row table:style-name="ro1">
          <table:table-cell table:style-name="ce12" office:value-type="string" calcext:value-type="string">
            <text:p>Total:</text:p>
          </table:table-cell>
          <table:table-cell table:style-name="ce16" table:formula="of:=SUM(importe)" office:value-type="currency" office:currency="ARS" office:value="7563700" calcext:value-type="currency">
            <text:p>$7.563.700,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formula="of:=COUNTIF(mes;[.A6])" office:value-type="float" office:value="19" calcext:value-type="float">
            <text:p>19</text:p>
          </table:table-cell>
          <table:table-cell table:formula="of:=SUMIF(mes;[.A6];importe)" office:value-type="currency" office:currency="ARS" office:value="548000" calcext:value-type="currency">
            <text:p>$548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COUNTIF(mes;[.A7])" office:value-type="float" office:value="19" calcext:value-type="float">
            <text:p>19</text:p>
          </table:table-cell>
          <table:table-cell table:formula="of:=SUMIF(mes;[.A7];importe)" office:value-type="currency" office:currency="ARS" office:value="570200" calcext:value-type="currency">
            <text:p>$570.2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COUNTIF(mes;[.A8])" office:value-type="float" office:value="19" calcext:value-type="float">
            <text:p>19</text:p>
          </table:table-cell>
          <table:table-cell table:formula="of:=SUMIF(mes;[.A8];importe)" office:value-type="currency" office:currency="ARS" office:value="586300" calcext:value-type="currency">
            <text:p>$586.3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COUNTIF(mes;[.A9])" office:value-type="float" office:value="19" calcext:value-type="float">
            <text:p>19</text:p>
          </table:table-cell>
          <table:table-cell table:formula="of:=SUMIF(mes;[.A9];importe)" office:value-type="currency" office:currency="ARS" office:value="602200" calcext:value-type="currency">
            <text:p>$602.2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COUNTIF(mes;[.A10])" office:value-type="float" office:value="19" calcext:value-type="float">
            <text:p>19</text:p>
          </table:table-cell>
          <table:table-cell table:formula="of:=SUMIF(mes;[.A10];importe)" office:value-type="currency" office:currency="ARS" office:value="625500" calcext:value-type="currency">
            <text:p>$625.5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formula="of:=COUNTIF(mes;[.A11])" office:value-type="float" office:value="19" calcext:value-type="float">
            <text:p>19</text:p>
          </table:table-cell>
          <table:table-cell table:formula="of:=SUMIF(mes;[.A11];importe)" office:value-type="currency" office:currency="ARS" office:value="652300" calcext:value-type="currency">
            <text:p>$652.3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formula="of:=COUNTIF(mes;[.A12])" office:value-type="float" office:value="19" calcext:value-type="float">
            <text:p>19</text:p>
          </table:table-cell>
          <table:table-cell table:formula="of:=SUMIF(mes;[.A12];importe)" office:value-type="currency" office:currency="ARS" office:value="679300" calcext:value-type="currency">
            <text:p>$679.3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formula="of:=COUNTIF(mes;[.A13])" office:value-type="float" office:value="19" calcext:value-type="float">
            <text:p>19</text:p>
          </table:table-cell>
          <table:table-cell table:formula="of:=SUMIF(mes;[.A13];importe)" office:value-type="currency" office:currency="ARS" office:value="669200" calcext:value-type="currency">
            <text:p>$669.2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formula="of:=COUNTIF(mes;[.A14])" office:value-type="float" office:value="19" calcext:value-type="float">
            <text:p>19</text:p>
          </table:table-cell>
          <table:table-cell table:formula="of:=SUMIF(mes;[.A14];importe)" office:value-type="currency" office:currency="ARS" office:value="654200" calcext:value-type="currency">
            <text:p>$654.2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formula="of:=COUNTIF(mes;[.A15])" office:value-type="float" office:value="19" calcext:value-type="float">
            <text:p>19</text:p>
          </table:table-cell>
          <table:table-cell table:formula="of:=SUMIF(mes;[.A15];importe)" office:value-type="currency" office:currency="ARS" office:value="640300" calcext:value-type="currency">
            <text:p>$640.3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formula="of:=COUNTIF(mes;[.A16])" office:value-type="float" office:value="19" calcext:value-type="float">
            <text:p>19</text:p>
          </table:table-cell>
          <table:table-cell table:formula="of:=SUMIF(mes;[.A16];importe)" office:value-type="currency" office:currency="ARS" office:value="631800" calcext:value-type="currency">
            <text:p>$631.8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formula="of:=COUNTIF(mes;[.A17])" office:value-type="float" office:value="19" calcext:value-type="float">
            <text:p>19</text:p>
          </table:table-cell>
          <table:table-cell table:formula="of:=SUMIF(mes;[.A17];importe)" office:value-type="currency" office:currency="ARS" office:value="704400" calcext:value-type="currency">
            <text:p>$704.4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6:.B17])" office:value-type="float" office:value="228" calcext:value-type="float">
            <text:p>228</text:p>
          </table:table-cell>
          <table:table-cell table:formula="of:=SUM([.C6:.C17])" office:value-type="currency" office:currency="ARS" office:value="7563700" calcext:value-type="currency">
            <text:p>$7.563.700,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formula="of:=COUNTIF(sucursal;[.A21])" office:value-type="float" office:value="46" calcext:value-type="float">
            <text:p>46</text:p>
          </table:table-cell>
          <table:table-cell table:formula="of:=SUMIF(sucursal;[.A21];importe)" office:value-type="currency" office:currency="ARS" office:value="1442400" calcext:value-type="currency">
            <text:p>$1.442.400,0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formula="of:=COUNTIF(sucursal;[.A22])" office:value-type="float" office:value="47" calcext:value-type="float">
            <text:p>47</text:p>
          </table:table-cell>
          <table:table-cell table:formula="of:=SUMIF(sucursal;[.A22];importe)" office:value-type="currency" office:currency="ARS" office:value="1533600" calcext:value-type="currency">
            <text:p>$1.533.600,0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formula="of:=COUNTIF(sucursal;[.A23])" office:value-type="float" office:value="46" calcext:value-type="float">
            <text:p>46</text:p>
          </table:table-cell>
          <table:table-cell table:formula="of:=SUMIF(sucursal;[.A23];importe)" office:value-type="currency" office:currency="ARS" office:value="1858200" calcext:value-type="currency">
            <text:p>$1.858.200,0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formula="of:=COUNTIF(sucursal;[.A24])" office:value-type="float" office:value="44" calcext:value-type="float">
            <text:p>44</text:p>
          </table:table-cell>
          <table:table-cell table:formula="of:=SUMIF(sucursal;[.A24];importe)" office:value-type="currency" office:currency="ARS" office:value="1229200" calcext:value-type="currency">
            <text:p>$1.229.200,0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formula="of:=COUNTIF(sucursal;[.A25])" office:value-type="float" office:value="45" calcext:value-type="float">
            <text:p>45</text:p>
          </table:table-cell>
          <table:table-cell table:formula="of:=SUMIF(sucursal;[.A25];importe)" office:value-type="currency" office:currency="ARS" office:value="1500300" calcext:value-type="currency">
            <text:p>$1.500.3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1:.B25])" office:value-type="float" office:value="228" calcext:value-type="float">
            <text:p>228</text:p>
          </table:table-cell>
          <table:table-cell table:formula="of:=SUM([.C21:.C25])" office:value-type="currency" office:currency="ARS" office:value="7563700" calcext:value-type="currency">
            <text:p>$7.563.700,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table:formula="of:=COUNTIF(motivo;[.A29])" office:value-type="float" office:value="12" calcext:value-type="float">
            <text:p>12</text:p>
          </table:table-cell>
          <table:table-cell table:formula="of:=SUMIF(motivo;[.A29];importe)" office:value-type="currency" office:currency="ARS" office:value="2315000" calcext:value-type="currency">
            <text:p>$2.315.000,00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 table:formula="of:=COUNTIF(motivo;[.A30])" office:value-type="float" office:value="24" calcext:value-type="float">
            <text:p>24</text:p>
          </table:table-cell>
          <table:table-cell table:formula="of:=SUMIF(motivo;[.A30];importe)" office:value-type="currency" office:currency="ARS" office:value="347000" calcext:value-type="currency">
            <text:p>$347.000,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table:formula="of:=COUNTIF(motivo;[.A31])" office:value-type="float" office:value="12" calcext:value-type="float">
            <text:p>12</text:p>
          </table:table-cell>
          <table:table-cell table:formula="of:=SUMIF(motivo;[.A31];importe)" office:value-type="currency" office:currency="ARS" office:value="261000" calcext:value-type="currency">
            <text:p>$261.000,00</text:p>
          </table:table-cell>
        </table:table-row>
        <table:table-row table:style-name="ro1">
          <table:table-cell office:value-type="string" calcext:value-type="string">
            <text:p>educacion</text:p>
          </table:table-cell>
          <table:table-cell table:formula="of:=COUNTIF(motivo;[.A32])" office:value-type="float" office:value="12" calcext:value-type="float">
            <text:p>12</text:p>
          </table:table-cell>
          <table:table-cell table:formula="of:=SUMIF(motivo;[.A32];importe)" office:value-type="currency" office:currency="ARS" office:value="390000" calcext:value-type="currency">
            <text:p>$390.000,00</text:p>
          </table:table-cell>
        </table:table-row>
        <table:table-row table:style-name="ro1">
          <table:table-cell office:value-type="string" calcext:value-type="string">
            <text:p>farmacia</text:p>
          </table:table-cell>
          <table:table-cell table:formula="of:=COUNTIF(motivo;[.A33])" office:value-type="float" office:value="12" calcext:value-type="float">
            <text:p>12</text:p>
          </table:table-cell>
          <table:table-cell table:formula="of:=SUMIF(motivo;[.A33];importe)" office:value-type="currency" office:currency="ARS" office:value="139500" calcext:value-type="currency">
            <text:p>$139.500,0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table:formula="of:=COUNTIF(motivo;[.A34])" office:value-type="float" office:value="12" calcext:value-type="float">
            <text:p>12</text:p>
          </table:table-cell>
          <table:table-cell table:formula="of:=SUMIF(motivo;[.A34];importe)" office:value-type="currency" office:currency="ARS" office:value="272900" calcext:value-type="currency">
            <text:p>$272.900,00</text:p>
          </table:table-cell>
        </table:table-row>
        <table:table-row table:style-name="ro1">
          <table:table-cell office:value-type="string" calcext:value-type="string">
            <text:p>gimnasio</text:p>
          </table:table-cell>
          <table:table-cell table:formula="of:=COUNTIF(motivo;[.A35])" office:value-type="float" office:value="12" calcext:value-type="float">
            <text:p>12</text:p>
          </table:table-cell>
          <table:table-cell table:formula="of:=SUMIF(motivo;[.A35];importe)" office:value-type="currency" office:currency="ARS" office:value="168500" calcext:value-type="currency">
            <text:p>$168.500,00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formula="of:=COUNTIF(motivo;[.A36])" office:value-type="float" office:value="12" calcext:value-type="float">
            <text:p>12</text:p>
          </table:table-cell>
          <table:table-cell table:formula="of:=SUMIF(motivo;[.A36];importe)" office:value-type="currency" office:currency="ARS" office:value="132000" calcext:value-type="currency">
            <text:p>$132.000,00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table:formula="of:=COUNTIF(motivo;[.A37])" office:value-type="float" office:value="24" calcext:value-type="float">
            <text:p>24</text:p>
          </table:table-cell>
          <table:table-cell table:formula="of:=SUMIF(motivo;[.A37];importe)" office:value-type="currency" office:currency="ARS" office:value="1030700" calcext:value-type="currency">
            <text:p>$1.030.700,00</text:p>
          </table:table-cell>
        </table:table-row>
        <table:table-row table:style-name="ro1">
          <table:table-cell office:value-type="string" calcext:value-type="string">
            <text:p>ocio</text:p>
          </table:table-cell>
          <table:table-cell table:formula="of:=COUNTIF(motivo;[.A38])" office:value-type="float" office:value="12" calcext:value-type="float">
            <text:p>12</text:p>
          </table:table-cell>
          <table:table-cell table:formula="of:=SUMIF(motivo;[.A38];importe)" office:value-type="currency" office:currency="ARS" office:value="247000" calcext:value-type="currency">
            <text:p>$247.000,00</text:p>
          </table:table-cell>
        </table:table-row>
        <table:table-row table:style-name="ro1">
          <table:table-cell office:value-type="string" calcext:value-type="string">
            <text:p>reparaciones</text:p>
          </table:table-cell>
          <table:table-cell table:formula="of:=COUNTIF(motivo;[.A39])" office:value-type="float" office:value="12" calcext:value-type="float">
            <text:p>12</text:p>
          </table:table-cell>
          <table:table-cell table:formula="of:=SUMIF(motivo;[.A39];importe)" office:value-type="currency" office:currency="ARS" office:value="309000" calcext:value-type="currency">
            <text:p>$309.000,00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table:formula="of:=COUNTIF(motivo;[.A40])" office:value-type="float" office:value="12" calcext:value-type="float">
            <text:p>12</text:p>
          </table:table-cell>
          <table:table-cell table:formula="of:=SUMIF(motivo;[.A40];importe)" office:value-type="currency" office:currency="ARS" office:value="291000" calcext:value-type="currency">
            <text:p>$291.000,00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table:formula="of:=COUNTIF(motivo;[.A41])" office:value-type="float" office:value="12" calcext:value-type="float">
            <text:p>12</text:p>
          </table:table-cell>
          <table:table-cell table:formula="of:=SUMIF(motivo;[.A41];importe)" office:value-type="currency" office:currency="ARS" office:value="113800" calcext:value-type="currency">
            <text:p>$113.800,00</text:p>
          </table:table-cell>
        </table:table-row>
        <table:table-row table:style-name="ro1">
          <table:table-cell office:value-type="string" calcext:value-type="string">
            <text:p>supermercado</text:p>
          </table:table-cell>
          <table:table-cell table:formula="of:=COUNTIF(motivo;[.A42])" office:value-type="float" office:value="12" calcext:value-type="float">
            <text:p>12</text:p>
          </table:table-cell>
          <table:table-cell table:formula="of:=SUMIF(motivo;[.A42];importe)" office:value-type="currency" office:currency="ARS" office:value="673200" calcext:value-type="currency">
            <text:p>$673.200,00</text:p>
          </table:table-cell>
        </table:table-row>
        <table:table-row table:style-name="ro1">
          <table:table-cell office:value-type="string" calcext:value-type="string">
            <text:p>telefono</text:p>
          </table:table-cell>
          <table:table-cell table:formula="of:=COUNTIF(motivo;[.A43])" office:value-type="float" office:value="12" calcext:value-type="float">
            <text:p>12</text:p>
          </table:table-cell>
          <table:table-cell table:formula="of:=SUMIF(motivo;[.A43];importe)" office:value-type="currency" office:currency="ARS" office:value="109600" calcext:value-type="currency">
            <text:p>$109.600,00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table:formula="of:=COUNTIF(motivo;[.A44])" office:value-type="float" office:value="12" calcext:value-type="float">
            <text:p>12</text:p>
          </table:table-cell>
          <table:table-cell table:formula="of:=SUMIF(motivo;[.A44];importe)" office:value-type="currency" office:currency="ARS" office:value="168500" calcext:value-type="currency">
            <text:p>$168.500,00</text:p>
          </table:table-cell>
        </table:table-row>
        <table:table-row table:style-name="ro1">
          <table:table-cell office:value-type="string" calcext:value-type="string">
            <text:p>viajes</text:p>
          </table:table-cell>
          <table:table-cell table:formula="of:=COUNTIF(motivo;[.A45])" office:value-type="float" office:value="12" calcext:value-type="float">
            <text:p>12</text:p>
          </table:table-cell>
          <table:table-cell table:formula="of:=SUMIF(motivo;[.A45];importe)" office:value-type="currency" office:currency="ARS" office:value="595000" calcext:value-type="currency">
            <text:p>$595.0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9:.B45])" office:value-type="float" office:value="228" calcext:value-type="float">
            <text:p>228</text:p>
          </table:table-cell>
          <table:table-cell table:formula="of:=SUM([.C29:.C45])" office:value-type="currency" office:currency="ARS" office:value="7563700" calcext:value-type="currency">
            <text:p>$7.563.700,00</text:p>
          </table:table-cell>
        </table:table-row>
      </table:table>
      <table:table table:name="Resumen Estadistito 2" table:style-name="ta1">
        <table:table-column table:style-name="co17" table:default-cell-style-name="Default"/>
        <table:table-column table:style-name="co17" table:number-columns-repeated="12" table:default-cell-style-name="ce5"/>
        <table:table-column table:style-name="co17" table:number-columns-repeated="16371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otivo:</text:p>
          </table:table-cell>
          <table:table-cell table:style-name="Default" table:content-validation-name="val1" office:value-type="string" calcext:value-type="string">
            <text:p>alquiler</text:p>
          </table:table-cell>
          <table:table-cell table:style-name="Default" table:number-columns-repeated="9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/>
          <table:table-cell table:style-name="Default" office:value-type="string" calcext:value-type="string">
            <text:p>enero</text:p>
          </table:table-cell>
          <table:table-cell table:style-name="Default" office:value-type="string" calcext:value-type="string">
            <text:p>febrero</text:p>
          </table:table-cell>
          <table:table-cell table:style-name="Default" office:value-type="string" calcext:value-type="string">
            <text:p>marzo</text:p>
          </table:table-cell>
          <table:table-cell table:style-name="Default" office:value-type="string" calcext:value-type="string">
            <text:p>abril</text:p>
          </table:table-cell>
          <table:table-cell table:style-name="Default" office:value-type="string" calcext:value-type="string">
            <text:p>mayo</text:p>
          </table:table-cell>
          <table:table-cell table:style-name="Default" office:value-type="string" calcext:value-type="string">
            <text:p>junio</text:p>
          </table:table-cell>
          <table:table-cell table:style-name="Default" office:value-type="string" calcext:value-type="string">
            <text:p>julio</text:p>
          </table:table-cell>
          <table:table-cell table:style-name="Default" office:value-type="string" calcext:value-type="string">
            <text:p>agosto</text:p>
          </table:table-cell>
          <table:table-cell table:style-name="Default" office:value-type="string" calcext:value-type="string">
            <text:p>septiembre</text:p>
          </table:table-cell>
          <table:table-cell table:style-name="Default" office:value-type="string" calcext:value-type="string">
            <text:p>octubre</text:p>
          </table:table-cell>
          <table:table-cell table:style-name="Default" office:value-type="string" calcext:value-type="string">
            <text:p>noviembre</text:p>
          </table:table-cell>
          <table:table-cell table:style-name="Default" office:value-type="string" calcext:value-type="string">
            <text:p>diciembr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1</text:p>
          </table:table-cell>
          <table:table-cell table:formula="of:=SUMIF(claves;CONCATENATE([.B$3];[.$A4];[.$D$1]);importe)" office:value-type="currency" office:currency="ARS" office:value="0" calcext:value-type="currency">
            <text:p>$0,00</text:p>
          </table:table-cell>
          <table:table-cell table:formula="of:=SUMIF(claves;CONCATENATE([.C$3];[.$A4];[.$D$1]);importe)" office:value-type="currency" office:currency="ARS" office:value="0" calcext:value-type="currency">
            <text:p>$0,00</text:p>
          </table:table-cell>
          <table:table-cell table:formula="of:=SUMIF(claves;CONCATENATE([.D$3];[.$A4];[.$D$1]);importe)" office:value-type="currency" office:currency="ARS" office:value="0" calcext:value-type="currency">
            <text:p>$0,00</text:p>
          </table:table-cell>
          <table:table-cell table:formula="of:=SUMIF(claves;CONCATENATE([.E$3];[.$A4];[.$D$1]);importe)" office:value-type="currency" office:currency="ARS" office:value="0" calcext:value-type="currency">
            <text:p>$0,00</text:p>
          </table:table-cell>
          <table:table-cell table:formula="of:=SUMIF(claves;CONCATENATE([.F$3];[.$A4];[.$D$1]);importe)" office:value-type="currency" office:currency="ARS" office:value="190000" calcext:value-type="currency">
            <text:p>$190.000,00</text:p>
          </table:table-cell>
          <table:table-cell table:formula="of:=SUMIF(claves;CONCATENATE([.G$3];[.$A4];[.$D$1]);importe)" office:value-type="currency" office:currency="ARS" office:value="0" calcext:value-type="currency">
            <text:p>$0,00</text:p>
          </table:table-cell>
          <table:table-cell table:formula="of:=SUMIF(claves;CONCATENATE([.H$3];[.$A4];[.$D$1]);importe)" office:value-type="currency" office:currency="ARS" office:value="0" calcext:value-type="currency">
            <text:p>$0,00</text:p>
          </table:table-cell>
          <table:table-cell table:formula="of:=SUMIF(claves;CONCATENATE([.I$3];[.$A4];[.$D$1]);importe)" office:value-type="currency" office:currency="ARS" office:value="0" calcext:value-type="currency">
            <text:p>$0,00</text:p>
          </table:table-cell>
          <table:table-cell table:formula="of:=SUMIF(claves;CONCATENATE([.J$3];[.$A4];[.$D$1]);importe)" office:value-type="currency" office:currency="ARS" office:value="0" calcext:value-type="currency">
            <text:p>$0,00</text:p>
          </table:table-cell>
          <table:table-cell table:formula="of:=SUMIF(claves;CONCATENATE([.K$3];[.$A4];[.$D$1]);importe)" office:value-type="currency" office:currency="ARS" office:value="200000" calcext:value-type="currency">
            <text:p>$200.000,00</text:p>
          </table:table-cell>
          <table:table-cell table:formula="of:=SUMIF(claves;CONCATENATE([.L$3];[.$A4];[.$D$1]);importe)" office:value-type="currency" office:currency="ARS" office:value="0" calcext:value-type="currency">
            <text:p>$0,00</text:p>
          </table:table-cell>
          <table:table-cell table:formula="of:=SUMIF(claves;CONCATENATE([.M$3];[.$A4];[.$D$1]);importe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2</text:p>
          </table:table-cell>
          <table:table-cell table:formula="of:=SUMIF(claves;CONCATENATE([.B$3];[.$A5];[.$D$1]);importe)" office:value-type="currency" office:currency="ARS" office:value="0" calcext:value-type="currency">
            <text:p>$0,00</text:p>
          </table:table-cell>
          <table:table-cell table:formula="of:=SUMIF(claves;CONCATENATE([.C$3];[.$A5];[.$D$1]);importe)" office:value-type="currency" office:currency="ARS" office:value="0" calcext:value-type="currency">
            <text:p>$0,00</text:p>
          </table:table-cell>
          <table:table-cell table:formula="of:=SUMIF(claves;CONCATENATE([.D$3];[.$A5];[.$D$1]);importe)" office:value-type="currency" office:currency="ARS" office:value="0" calcext:value-type="currency">
            <text:p>$0,00</text:p>
          </table:table-cell>
          <table:table-cell table:formula="of:=SUMIF(claves;CONCATENATE([.E$3];[.$A5];[.$D$1]);importe)" office:value-type="currency" office:currency="ARS" office:value="0" calcext:value-type="currency">
            <text:p>$0,00</text:p>
          </table:table-cell>
          <table:table-cell table:formula="of:=SUMIF(claves;CONCATENATE([.F$3];[.$A5];[.$D$1]);importe)" office:value-type="currency" office:currency="ARS" office:value="0" calcext:value-type="currency">
            <text:p>$0,00</text:p>
          </table:table-cell>
          <table:table-cell table:formula="of:=SUMIF(claves;CONCATENATE([.G$3];[.$A5];[.$D$1]);importe)" office:value-type="currency" office:currency="ARS" office:value="190000" calcext:value-type="currency">
            <text:p>$190.000,00</text:p>
          </table:table-cell>
          <table:table-cell table:formula="of:=SUMIF(claves;CONCATENATE([.H$3];[.$A5];[.$D$1]);importe)" office:value-type="currency" office:currency="ARS" office:value="0" calcext:value-type="currency">
            <text:p>$0,00</text:p>
          </table:table-cell>
          <table:table-cell table:formula="of:=SUMIF(claves;CONCATENATE([.I$3];[.$A5];[.$D$1]);importe)" office:value-type="currency" office:currency="ARS" office:value="0" calcext:value-type="currency">
            <text:p>$0,00</text:p>
          </table:table-cell>
          <table:table-cell table:formula="of:=SUMIF(claves;CONCATENATE([.J$3];[.$A5];[.$D$1]);importe)" office:value-type="currency" office:currency="ARS" office:value="0" calcext:value-type="currency">
            <text:p>$0,00</text:p>
          </table:table-cell>
          <table:table-cell table:formula="of:=SUMIF(claves;CONCATENATE([.K$3];[.$A5];[.$D$1]);importe)" office:value-type="currency" office:currency="ARS" office:value="0" calcext:value-type="currency">
            <text:p>$0,00</text:p>
          </table:table-cell>
          <table:table-cell table:formula="of:=SUMIF(claves;CONCATENATE([.L$3];[.$A5];[.$D$1]);importe)" office:value-type="currency" office:currency="ARS" office:value="205000" calcext:value-type="currency">
            <text:p>$205.000,00</text:p>
          </table:table-cell>
          <table:table-cell table:formula="of:=SUMIF(claves;CONCATENATE([.M$3];[.$A5];[.$D$1]);importe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3</text:p>
          </table:table-cell>
          <table:table-cell table:formula="of:=SUMIF(claves;CONCATENATE([.B$3];[.$A6];[.$D$1]);importe)" office:value-type="currency" office:currency="ARS" office:value="180000" calcext:value-type="currency">
            <text:p>$180.000,00</text:p>
          </table:table-cell>
          <table:table-cell table:formula="of:=SUMIF(claves;CONCATENATE([.C$3];[.$A6];[.$D$1]);importe)" office:value-type="currency" office:currency="ARS" office:value="0" calcext:value-type="currency">
            <text:p>$0,00</text:p>
          </table:table-cell>
          <table:table-cell table:formula="of:=SUMIF(claves;CONCATENATE([.D$3];[.$A6];[.$D$1]);importe)" office:value-type="currency" office:currency="ARS" office:value="0" calcext:value-type="currency">
            <text:p>$0,00</text:p>
          </table:table-cell>
          <table:table-cell table:formula="of:=SUMIF(claves;CONCATENATE([.E$3];[.$A6];[.$D$1]);importe)" office:value-type="currency" office:currency="ARS" office:value="185000" calcext:value-type="currency">
            <text:p>$185.000,00</text:p>
          </table:table-cell>
          <table:table-cell table:formula="of:=SUMIF(claves;CONCATENATE([.F$3];[.$A6];[.$D$1]);importe)" office:value-type="currency" office:currency="ARS" office:value="0" calcext:value-type="currency">
            <text:p>$0,00</text:p>
          </table:table-cell>
          <table:table-cell table:formula="of:=SUMIF(claves;CONCATENATE([.G$3];[.$A6];[.$D$1]);importe)" office:value-type="currency" office:currency="ARS" office:value="0" calcext:value-type="currency">
            <text:p>$0,00</text:p>
          </table:table-cell>
          <table:table-cell table:formula="of:=SUMIF(claves;CONCATENATE([.H$3];[.$A6];[.$D$1]);importe)" office:value-type="currency" office:currency="ARS" office:value="0" calcext:value-type="currency">
            <text:p>$0,00</text:p>
          </table:table-cell>
          <table:table-cell table:formula="of:=SUMIF(claves;CONCATENATE([.I$3];[.$A6];[.$D$1]);importe)" office:value-type="currency" office:currency="ARS" office:value="195000" calcext:value-type="currency">
            <text:p>$195.000,00</text:p>
          </table:table-cell>
          <table:table-cell table:formula="of:=SUMIF(claves;CONCATENATE([.J$3];[.$A6];[.$D$1]);importe)" office:value-type="currency" office:currency="ARS" office:value="0" calcext:value-type="currency">
            <text:p>$0,00</text:p>
          </table:table-cell>
          <table:table-cell table:formula="of:=SUMIF(claves;CONCATENATE([.K$3];[.$A6];[.$D$1]);importe)" office:value-type="currency" office:currency="ARS" office:value="0" calcext:value-type="currency">
            <text:p>$0,00</text:p>
          </table:table-cell>
          <table:table-cell table:formula="of:=SUMIF(claves;CONCATENATE([.L$3];[.$A6];[.$D$1]);importe)" office:value-type="currency" office:currency="ARS" office:value="0" calcext:value-type="currency">
            <text:p>$0,00</text:p>
          </table:table-cell>
          <table:table-cell table:formula="of:=SUMIF(claves;CONCATENATE([.M$3];[.$A6];[.$D$1]);importe)" office:value-type="currency" office:currency="ARS" office:value="210000" calcext:value-type="currency">
            <text:p>$210.000,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4</text:p>
          </table:table-cell>
          <table:table-cell table:formula="of:=SUMIF(claves;CONCATENATE([.B$3];[.$A7];[.$D$1]);importe)" office:value-type="currency" office:currency="ARS" office:value="0" calcext:value-type="currency">
            <text:p>$0,00</text:p>
          </table:table-cell>
          <table:table-cell table:formula="of:=SUMIF(claves;CONCATENATE([.C$3];[.$A7];[.$D$1]);importe)" office:value-type="currency" office:currency="ARS" office:value="0" calcext:value-type="currency">
            <text:p>$0,00</text:p>
          </table:table-cell>
          <table:table-cell table:formula="of:=SUMIF(claves;CONCATENATE([.D$3];[.$A7];[.$D$1]);importe)" office:value-type="currency" office:currency="ARS" office:value="185000" calcext:value-type="currency">
            <text:p>$185.000,00</text:p>
          </table:table-cell>
          <table:table-cell table:formula="of:=SUMIF(claves;CONCATENATE([.E$3];[.$A7];[.$D$1]);importe)" office:value-type="currency" office:currency="ARS" office:value="0" calcext:value-type="currency">
            <text:p>$0,00</text:p>
          </table:table-cell>
          <table:table-cell table:formula="of:=SUMIF(claves;CONCATENATE([.F$3];[.$A7];[.$D$1]);importe)" office:value-type="currency" office:currency="ARS" office:value="0" calcext:value-type="currency">
            <text:p>$0,00</text:p>
          </table:table-cell>
          <table:table-cell table:formula="of:=SUMIF(claves;CONCATENATE([.G$3];[.$A7];[.$D$1]);importe)" office:value-type="currency" office:currency="ARS" office:value="0" calcext:value-type="currency">
            <text:p>$0,00</text:p>
          </table:table-cell>
          <table:table-cell table:formula="of:=SUMIF(claves;CONCATENATE([.H$3];[.$A7];[.$D$1]);importe)" office:value-type="currency" office:currency="ARS" office:value="0" calcext:value-type="currency">
            <text:p>$0,00</text:p>
          </table:table-cell>
          <table:table-cell table:formula="of:=SUMIF(claves;CONCATENATE([.I$3];[.$A7];[.$D$1]);importe)" office:value-type="currency" office:currency="ARS" office:value="0" calcext:value-type="currency">
            <text:p>$0,00</text:p>
          </table:table-cell>
          <table:table-cell table:formula="of:=SUMIF(claves;CONCATENATE([.J$3];[.$A7];[.$D$1]);importe)" office:value-type="currency" office:currency="ARS" office:value="0" calcext:value-type="currency">
            <text:p>$0,00</text:p>
          </table:table-cell>
          <table:table-cell table:formula="of:=SUMIF(claves;CONCATENATE([.K$3];[.$A7];[.$D$1]);importe)" office:value-type="currency" office:currency="ARS" office:value="0" calcext:value-type="currency">
            <text:p>$0,00</text:p>
          </table:table-cell>
          <table:table-cell table:formula="of:=SUMIF(claves;CONCATENATE([.L$3];[.$A7];[.$D$1]);importe)" office:value-type="currency" office:currency="ARS" office:value="0" calcext:value-type="currency">
            <text:p>$0,00</text:p>
          </table:table-cell>
          <table:table-cell table:formula="of:=SUMIF(claves;CONCATENATE([.M$3];[.$A7];[.$D$1]);importe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5</text:p>
          </table:table-cell>
          <table:table-cell table:formula="of:=SUMIF(claves;CONCATENATE([.B$3];[.$A8];[.$D$1]);importe)" office:value-type="currency" office:currency="ARS" office:value="0" calcext:value-type="currency">
            <text:p>$0,00</text:p>
          </table:table-cell>
          <table:table-cell table:formula="of:=SUMIF(claves;CONCATENATE([.C$3];[.$A8];[.$D$1]);importe)" office:value-type="currency" office:currency="ARS" office:value="180000" calcext:value-type="currency">
            <text:p>$180.000,00</text:p>
          </table:table-cell>
          <table:table-cell table:formula="of:=SUMIF(claves;CONCATENATE([.D$3];[.$A8];[.$D$1]);importe)" office:value-type="currency" office:currency="ARS" office:value="0" calcext:value-type="currency">
            <text:p>$0,00</text:p>
          </table:table-cell>
          <table:table-cell table:formula="of:=SUMIF(claves;CONCATENATE([.E$3];[.$A8];[.$D$1]);importe)" office:value-type="currency" office:currency="ARS" office:value="0" calcext:value-type="currency">
            <text:p>$0,00</text:p>
          </table:table-cell>
          <table:table-cell table:formula="of:=SUMIF(claves;CONCATENATE([.F$3];[.$A8];[.$D$1]);importe)" office:value-type="currency" office:currency="ARS" office:value="0" calcext:value-type="currency">
            <text:p>$0,00</text:p>
          </table:table-cell>
          <table:table-cell table:formula="of:=SUMIF(claves;CONCATENATE([.G$3];[.$A8];[.$D$1]);importe)" office:value-type="currency" office:currency="ARS" office:value="0" calcext:value-type="currency">
            <text:p>$0,00</text:p>
          </table:table-cell>
          <table:table-cell table:formula="of:=SUMIF(claves;CONCATENATE([.H$3];[.$A8];[.$D$1]);importe)" office:value-type="currency" office:currency="ARS" office:value="195000" calcext:value-type="currency">
            <text:p>$195.000,00</text:p>
          </table:table-cell>
          <table:table-cell table:formula="of:=SUMIF(claves;CONCATENATE([.I$3];[.$A8];[.$D$1]);importe)" office:value-type="currency" office:currency="ARS" office:value="0" calcext:value-type="currency">
            <text:p>$0,00</text:p>
          </table:table-cell>
          <table:table-cell table:formula="of:=SUMIF(claves;CONCATENATE([.J$3];[.$A8];[.$D$1]);importe)" office:value-type="currency" office:currency="ARS" office:value="200000" calcext:value-type="currency">
            <text:p>$200.000,00</text:p>
          </table:table-cell>
          <table:table-cell table:formula="of:=SUMIF(claves;CONCATENATE([.K$3];[.$A8];[.$D$1]);importe)" office:value-type="currency" office:currency="ARS" office:value="0" calcext:value-type="currency">
            <text:p>$0,00</text:p>
          </table:table-cell>
          <table:table-cell table:formula="of:=SUMIF(claves;CONCATENATE([.L$3];[.$A8];[.$D$1]);importe)" office:value-type="currency" office:currency="ARS" office:value="0" calcext:value-type="currency">
            <text:p>$0,00</text:p>
          </table:table-cell>
          <table:table-cell table:formula="of:=SUMIF(claves;CONCATENATE([.M$3];[.$A8];[.$D$1]);importe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/>
          <table:table-cell table:formula="of:=SUMIFS(importe;sucursal;[.$A4];motivo;[.$D$1];mes;[.B$3])" office:value-type="currency" office:currency="ARS" office:value="0" calcext:value-type="currency">
            <text:p>$0,00</text:p>
          </table:table-cell>
          <table:table-cell table:formula="of:=SUMIFS(importe;sucursal;[.$A4];motivo;[.$D$1];mes;[.C$3])" office:value-type="currency" office:currency="ARS" office:value="0" calcext:value-type="currency">
            <text:p>$0,00</text:p>
          </table:table-cell>
          <table:table-cell table:formula="of:=SUMIFS(importe;sucursal;[.$A4];motivo;[.$D$1];mes;[.D$3])" office:value-type="currency" office:currency="ARS" office:value="0" calcext:value-type="currency">
            <text:p>$0,00</text:p>
          </table:table-cell>
          <table:table-cell table:formula="of:=SUMIFS(importe;sucursal;[.$A4];motivo;[.$D$1];mes;[.E$3])" office:value-type="currency" office:currency="ARS" office:value="0" calcext:value-type="currency">
            <text:p>$0,00</text:p>
          </table:table-cell>
          <table:table-cell table:formula="of:=SUMIFS(importe;sucursal;[.$A4];motivo;[.$D$1];mes;[.F$3])" office:value-type="currency" office:currency="ARS" office:value="190000" calcext:value-type="currency">
            <text:p>$190.000,00</text:p>
          </table:table-cell>
          <table:table-cell table:formula="of:=SUMIFS(importe;sucursal;[.$A4];motivo;[.$D$1];mes;[.G$3])" office:value-type="currency" office:currency="ARS" office:value="0" calcext:value-type="currency">
            <text:p>$0,00</text:p>
          </table:table-cell>
          <table:table-cell table:formula="of:=SUMIFS(importe;sucursal;[.$A4];motivo;[.$D$1];mes;[.H$3])" office:value-type="currency" office:currency="ARS" office:value="0" calcext:value-type="currency">
            <text:p>$0,00</text:p>
          </table:table-cell>
          <table:table-cell table:formula="of:=SUMIFS(importe;sucursal;[.$A4];motivo;[.$D$1];mes;[.I$3])" office:value-type="currency" office:currency="ARS" office:value="0" calcext:value-type="currency">
            <text:p>$0,00</text:p>
          </table:table-cell>
          <table:table-cell table:formula="of:=SUMIFS(importe;sucursal;[.$A4];motivo;[.$D$1];mes;[.J$3])" office:value-type="currency" office:currency="ARS" office:value="0" calcext:value-type="currency">
            <text:p>$0,00</text:p>
          </table:table-cell>
          <table:table-cell table:formula="of:=SUMIFS(importe;sucursal;[.$A4];motivo;[.$D$1];mes;[.K$3])" office:value-type="currency" office:currency="ARS" office:value="200000" calcext:value-type="currency">
            <text:p>$200.000,00</text:p>
          </table:table-cell>
          <table:table-cell table:formula="of:=SUMIFS(importe;sucursal;[.$A4];motivo;[.$D$1];mes;[.L$3])" office:value-type="currency" office:currency="ARS" office:value="0" calcext:value-type="currency">
            <text:p>$0,00</text:p>
          </table:table-cell>
          <table:table-cell table:formula="of:=SUMIFS(importe;sucursal;[.$A4];motivo;[.$D$1];mes;[.M$3]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/>
          <table:table-cell table:formula="of:=SUMIFS(importe;sucursal;[.$A5];motivo;[.$D$1];mes;[.B$3])" office:value-type="currency" office:currency="ARS" office:value="0" calcext:value-type="currency">
            <text:p>$0,00</text:p>
          </table:table-cell>
          <table:table-cell table:formula="of:=SUMIFS(importe;sucursal;[.$A5];motivo;[.$D$1];mes;[.C$3])" office:value-type="currency" office:currency="ARS" office:value="0" calcext:value-type="currency">
            <text:p>$0,00</text:p>
          </table:table-cell>
          <table:table-cell table:formula="of:=SUMIFS(importe;sucursal;[.$A5];motivo;[.$D$1];mes;[.D$3])" office:value-type="currency" office:currency="ARS" office:value="0" calcext:value-type="currency">
            <text:p>$0,00</text:p>
          </table:table-cell>
          <table:table-cell table:formula="of:=SUMIFS(importe;sucursal;[.$A5];motivo;[.$D$1];mes;[.E$3])" office:value-type="currency" office:currency="ARS" office:value="0" calcext:value-type="currency">
            <text:p>$0,00</text:p>
          </table:table-cell>
          <table:table-cell table:formula="of:=SUMIFS(importe;sucursal;[.$A5];motivo;[.$D$1];mes;[.F$3])" office:value-type="currency" office:currency="ARS" office:value="0" calcext:value-type="currency">
            <text:p>$0,00</text:p>
          </table:table-cell>
          <table:table-cell table:formula="of:=SUMIFS(importe;sucursal;[.$A5];motivo;[.$D$1];mes;[.G$3])" office:value-type="currency" office:currency="ARS" office:value="190000" calcext:value-type="currency">
            <text:p>$190.000,00</text:p>
          </table:table-cell>
          <table:table-cell table:formula="of:=SUMIFS(importe;sucursal;[.$A5];motivo;[.$D$1];mes;[.H$3])" office:value-type="currency" office:currency="ARS" office:value="0" calcext:value-type="currency">
            <text:p>$0,00</text:p>
          </table:table-cell>
          <table:table-cell table:formula="of:=SUMIFS(importe;sucursal;[.$A5];motivo;[.$D$1];mes;[.I$3])" office:value-type="currency" office:currency="ARS" office:value="0" calcext:value-type="currency">
            <text:p>$0,00</text:p>
          </table:table-cell>
          <table:table-cell table:formula="of:=SUMIFS(importe;sucursal;[.$A5];motivo;[.$D$1];mes;[.J$3])" office:value-type="currency" office:currency="ARS" office:value="0" calcext:value-type="currency">
            <text:p>$0,00</text:p>
          </table:table-cell>
          <table:table-cell table:formula="of:=SUMIFS(importe;sucursal;[.$A5];motivo;[.$D$1];mes;[.K$3])" office:value-type="currency" office:currency="ARS" office:value="0" calcext:value-type="currency">
            <text:p>$0,00</text:p>
          </table:table-cell>
          <table:table-cell table:formula="of:=SUMIFS(importe;sucursal;[.$A5];motivo;[.$D$1];mes;[.L$3])" office:value-type="currency" office:currency="ARS" office:value="205000" calcext:value-type="currency">
            <text:p>$205.000,00</text:p>
          </table:table-cell>
          <table:table-cell table:formula="of:=SUMIFS(importe;sucursal;[.$A5];motivo;[.$D$1];mes;[.M$3]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/>
          <table:table-cell table:formula="of:=SUMIFS(importe;sucursal;[.$A6];motivo;[.$D$1];mes;[.B$3])" office:value-type="currency" office:currency="ARS" office:value="180000" calcext:value-type="currency">
            <text:p>$180.000,00</text:p>
          </table:table-cell>
          <table:table-cell table:formula="of:=SUMIFS(importe;sucursal;[.$A6];motivo;[.$D$1];mes;[.C$3])" office:value-type="currency" office:currency="ARS" office:value="0" calcext:value-type="currency">
            <text:p>$0,00</text:p>
          </table:table-cell>
          <table:table-cell table:formula="of:=SUMIFS(importe;sucursal;[.$A6];motivo;[.$D$1];mes;[.D$3])" office:value-type="currency" office:currency="ARS" office:value="0" calcext:value-type="currency">
            <text:p>$0,00</text:p>
          </table:table-cell>
          <table:table-cell table:formula="of:=SUMIFS(importe;sucursal;[.$A6];motivo;[.$D$1];mes;[.E$3])" office:value-type="currency" office:currency="ARS" office:value="185000" calcext:value-type="currency">
            <text:p>$185.000,00</text:p>
          </table:table-cell>
          <table:table-cell table:formula="of:=SUMIFS(importe;sucursal;[.$A6];motivo;[.$D$1];mes;[.F$3])" office:value-type="currency" office:currency="ARS" office:value="0" calcext:value-type="currency">
            <text:p>$0,00</text:p>
          </table:table-cell>
          <table:table-cell table:formula="of:=SUMIFS(importe;sucursal;[.$A6];motivo;[.$D$1];mes;[.G$3])" office:value-type="currency" office:currency="ARS" office:value="0" calcext:value-type="currency">
            <text:p>$0,00</text:p>
          </table:table-cell>
          <table:table-cell table:formula="of:=SUMIFS(importe;sucursal;[.$A6];motivo;[.$D$1];mes;[.H$3])" office:value-type="currency" office:currency="ARS" office:value="0" calcext:value-type="currency">
            <text:p>$0,00</text:p>
          </table:table-cell>
          <table:table-cell table:formula="of:=SUMIFS(importe;sucursal;[.$A6];motivo;[.$D$1];mes;[.I$3])" office:value-type="currency" office:currency="ARS" office:value="195000" calcext:value-type="currency">
            <text:p>$195.000,00</text:p>
          </table:table-cell>
          <table:table-cell table:formula="of:=SUMIFS(importe;sucursal;[.$A6];motivo;[.$D$1];mes;[.J$3])" office:value-type="currency" office:currency="ARS" office:value="0" calcext:value-type="currency">
            <text:p>$0,00</text:p>
          </table:table-cell>
          <table:table-cell table:formula="of:=SUMIFS(importe;sucursal;[.$A6];motivo;[.$D$1];mes;[.K$3])" office:value-type="currency" office:currency="ARS" office:value="0" calcext:value-type="currency">
            <text:p>$0,00</text:p>
          </table:table-cell>
          <table:table-cell table:formula="of:=SUMIFS(importe;sucursal;[.$A6];motivo;[.$D$1];mes;[.L$3])" office:value-type="currency" office:currency="ARS" office:value="0" calcext:value-type="currency">
            <text:p>$0,00</text:p>
          </table:table-cell>
          <table:table-cell table:formula="of:=SUMIFS(importe;sucursal;[.$A6];motivo;[.$D$1];mes;[.M$3])" office:value-type="currency" office:currency="ARS" office:value="210000" calcext:value-type="currency">
            <text:p>$210.000,00</text:p>
          </table:table-cell>
          <table:table-cell table:number-columns-repeated="16371"/>
        </table:table-row>
        <table:table-row table:style-name="ro1">
          <table:table-cell/>
          <table:table-cell table:formula="of:=SUMIFS(importe;sucursal;[.$A7];motivo;[.$D$1];mes;[.B$3])" office:value-type="currency" office:currency="ARS" office:value="0" calcext:value-type="currency">
            <text:p>$0,00</text:p>
          </table:table-cell>
          <table:table-cell table:formula="of:=SUMIFS(importe;sucursal;[.$A7];motivo;[.$D$1];mes;[.C$3])" office:value-type="currency" office:currency="ARS" office:value="0" calcext:value-type="currency">
            <text:p>$0,00</text:p>
          </table:table-cell>
          <table:table-cell table:formula="of:=SUMIFS(importe;sucursal;[.$A7];motivo;[.$D$1];mes;[.D$3])" office:value-type="currency" office:currency="ARS" office:value="185000" calcext:value-type="currency">
            <text:p>$185.000,00</text:p>
          </table:table-cell>
          <table:table-cell table:formula="of:=SUMIFS(importe;sucursal;[.$A7];motivo;[.$D$1];mes;[.E$3])" office:value-type="currency" office:currency="ARS" office:value="0" calcext:value-type="currency">
            <text:p>$0,00</text:p>
          </table:table-cell>
          <table:table-cell table:formula="of:=SUMIFS(importe;sucursal;[.$A7];motivo;[.$D$1];mes;[.F$3])" office:value-type="currency" office:currency="ARS" office:value="0" calcext:value-type="currency">
            <text:p>$0,00</text:p>
          </table:table-cell>
          <table:table-cell table:formula="of:=SUMIFS(importe;sucursal;[.$A7];motivo;[.$D$1];mes;[.G$3])" office:value-type="currency" office:currency="ARS" office:value="0" calcext:value-type="currency">
            <text:p>$0,00</text:p>
          </table:table-cell>
          <table:table-cell table:formula="of:=SUMIFS(importe;sucursal;[.$A7];motivo;[.$D$1];mes;[.H$3])" office:value-type="currency" office:currency="ARS" office:value="0" calcext:value-type="currency">
            <text:p>$0,00</text:p>
          </table:table-cell>
          <table:table-cell table:formula="of:=SUMIFS(importe;sucursal;[.$A7];motivo;[.$D$1];mes;[.I$3])" office:value-type="currency" office:currency="ARS" office:value="0" calcext:value-type="currency">
            <text:p>$0,00</text:p>
          </table:table-cell>
          <table:table-cell table:formula="of:=SUMIFS(importe;sucursal;[.$A7];motivo;[.$D$1];mes;[.J$3])" office:value-type="currency" office:currency="ARS" office:value="0" calcext:value-type="currency">
            <text:p>$0,00</text:p>
          </table:table-cell>
          <table:table-cell table:formula="of:=SUMIFS(importe;sucursal;[.$A7];motivo;[.$D$1];mes;[.K$3])" office:value-type="currency" office:currency="ARS" office:value="0" calcext:value-type="currency">
            <text:p>$0,00</text:p>
          </table:table-cell>
          <table:table-cell table:formula="of:=SUMIFS(importe;sucursal;[.$A7];motivo;[.$D$1];mes;[.L$3])" office:value-type="currency" office:currency="ARS" office:value="0" calcext:value-type="currency">
            <text:p>$0,00</text:p>
          </table:table-cell>
          <table:table-cell table:formula="of:=SUMIFS(importe;sucursal;[.$A7];motivo;[.$D$1];mes;[.M$3]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/>
          <table:table-cell table:formula="of:=SUMIFS(importe;sucursal;[.$A8];motivo;[.$D$1];mes;[.B$3])" office:value-type="currency" office:currency="ARS" office:value="0" calcext:value-type="currency">
            <text:p>$0,00</text:p>
          </table:table-cell>
          <table:table-cell table:formula="of:=SUMIFS(importe;sucursal;[.$A8];motivo;[.$D$1];mes;[.C$3])" office:value-type="currency" office:currency="ARS" office:value="180000" calcext:value-type="currency">
            <text:p>$180.000,00</text:p>
          </table:table-cell>
          <table:table-cell table:formula="of:=SUMIFS(importe;sucursal;[.$A8];motivo;[.$D$1];mes;[.D$3])" office:value-type="currency" office:currency="ARS" office:value="0" calcext:value-type="currency">
            <text:p>$0,00</text:p>
          </table:table-cell>
          <table:table-cell table:formula="of:=SUMIFS(importe;sucursal;[.$A8];motivo;[.$D$1];mes;[.E$3])" office:value-type="currency" office:currency="ARS" office:value="0" calcext:value-type="currency">
            <text:p>$0,00</text:p>
          </table:table-cell>
          <table:table-cell table:formula="of:=SUMIFS(importe;sucursal;[.$A8];motivo;[.$D$1];mes;[.F$3])" office:value-type="currency" office:currency="ARS" office:value="0" calcext:value-type="currency">
            <text:p>$0,00</text:p>
          </table:table-cell>
          <table:table-cell table:formula="of:=SUMIFS(importe;sucursal;[.$A8];motivo;[.$D$1];mes;[.G$3])" office:value-type="currency" office:currency="ARS" office:value="0" calcext:value-type="currency">
            <text:p>$0,00</text:p>
          </table:table-cell>
          <table:table-cell table:formula="of:=SUMIFS(importe;sucursal;[.$A8];motivo;[.$D$1];mes;[.H$3])" office:value-type="currency" office:currency="ARS" office:value="195000" calcext:value-type="currency">
            <text:p>$195.000,00</text:p>
          </table:table-cell>
          <table:table-cell table:formula="of:=SUMIFS(importe;sucursal;[.$A8];motivo;[.$D$1];mes;[.I$3])" office:value-type="currency" office:currency="ARS" office:value="0" calcext:value-type="currency">
            <text:p>$0,00</text:p>
          </table:table-cell>
          <table:table-cell table:formula="of:=SUMIFS(importe;sucursal;[.$A8];motivo;[.$D$1];mes;[.J$3])" office:value-type="currency" office:currency="ARS" office:value="200000" calcext:value-type="currency">
            <text:p>$200.000,00</text:p>
          </table:table-cell>
          <table:table-cell table:formula="of:=SUMIFS(importe;sucursal;[.$A8];motivo;[.$D$1];mes;[.K$3])" office:value-type="currency" office:currency="ARS" office:value="0" calcext:value-type="currency">
            <text:p>$0,00</text:p>
          </table:table-cell>
          <table:table-cell table:formula="of:=SUMIFS(importe;sucursal;[.$A8];motivo;[.$D$1];mes;[.L$3])" office:value-type="currency" office:currency="ARS" office:value="0" calcext:value-type="currency">
            <text:p>$0,00</text:p>
          </table:table-cell>
          <table:table-cell table:formula="of:=SUMIFS(importe;sucursal;[.$A8];motivo;[.$D$1];mes;[.M$3])" office:value-type="currency" office:currency="ARS" office:value="0" calcext:value-type="currency">
            <text:p>$0,00</text:p>
          </table:table-cell>
          <table:table-cell table:number-columns-repeated="16371"/>
        </table:table-row>
      </table:table>
      <table:named-expressions>
        <table:named-range table:name="claves" table:base-cell-address="$Gastos.$D$1" table:cell-range-address="$Gastos.$D:.$D"/>
        <table:named-range table:name="dia_semana" table:base-cell-address="$Feriados.$B$1" table:cell-range-address="$Feriados.$B:.$B"/>
        <table:named-range table:name="fechas" table:base-cell-address="$Feriados.$A$1" table:cell-range-address="$Feriados.$A$2:.$A$1048576"/>
        <table:named-range table:name="importe" table:base-cell-address="$Gastos.$D$1" table:cell-range-address="$Gastos.$E:.$E"/>
        <table:named-range table:name="lista" table:base-cell-address="$Feriados.$A$1" table:cell-range-address="$Feriados.$A$2:.$F$1048576"/>
        <table:named-range table:name="lista_feriados" table:base-cell-address="$Feriados.$D$1" table:cell-range-address="$Feriados.$A:.$F"/>
        <table:named-range table:name="lista_motivos" table:base-cell-address="$'Resumen estadistico'.$A$29" table:cell-range-address="$'Resumen estadistico'.$A$29:.$A$45"/>
        <table:named-range table:name="mes" table:base-cell-address="$Gastos.$A$1" table:cell-range-address="$Gastos.$A:.$A"/>
        <table:named-range table:name="meses" table:base-cell-address="$Feriados.$C$1" table:cell-range-address="$Feriados.$D:.$D"/>
        <table:named-range table:name="motivo" table:base-cell-address="$Gastos.$C$1" table:cell-range-address="$Gastos.$C:.$C"/>
        <table:named-range table:name="semana" table:base-cell-address="$Feriados.$E$1" table:cell-range-address="#REF!"/>
        <table:named-range table:name="sucursal" table:base-cell-address="$Gastos.$B$1" table:cell-range-address="$Gastos.$B:.$B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20112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2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9:11:00.4728176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9:18:59.554414362</meta:creation-date>
    <dc:date>2026-03-25T22:11:01.632330659</dc:date>
    <meta:editing-duration>PT1H55M7S</meta:editing-duration>
    <meta:editing-cycles>15</meta:editing-cycles>
    <meta:generator>LibreOffice/24.2.7.2$Linux_X86_64 LibreOffice_project/420$Build-2</meta:generator>
    <meta:document-statistic meta:table-count="7" meta:cell-count="1774" meta:object-count="0"/>
  </office:meta>
</office:document-meta>
</file>